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3"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1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2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2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2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2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f63e5" style:font-size-asian="10pt" style:font-weight-asian="normal" style:font-size-complex="10pt" style:font-weight-complex="normal"/>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c3b8f" style:font-size-asian="10pt" style:font-weight-asian="normal" style:font-size-complex="10pt" style:font-weight-complex="normal"/>
    </style:style>
    <style:style style:name="P2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f63e5" style:font-size-asian="10pt" style:font-weight-asian="normal" style:font-size-complex="10pt" style:font-weight-complex="normal"/>
    </style:style>
    <style:style style:name="P3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e587a" officeooo:paragraph-rsid="005e587a" style:font-size-asian="10pt" style:font-weight-asian="normal" style:font-size-complex="10pt" style:font-weight-complex="normal"/>
    </style:style>
    <style:style style:name="P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3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3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3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3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e63bc" officeooo:paragraph-rsid="006e63bc"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17e64" officeooo:paragraph-rsid="00717e64"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4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bold" officeooo:rsid="0053fd54" officeooo:paragraph-rsid="0067f3b8" style:font-size-asian="10pt" style:font-weight-asian="bold" style:font-size-complex="10pt" style:font-weight-complex="bold"/>
    </style:style>
    <style:style style:name="P4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4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5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5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5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5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54"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55"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5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57"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5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5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6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6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6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6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6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beb5" officeooo:paragraph-rsid="0071beb5" style:font-size-asian="10pt" style:font-style-asian="normal" style:font-weight-asian="normal" style:font-size-complex="10pt" style:font-style-complex="normal" style:font-weight-complex="normal"/>
    </style:style>
    <style:style style:name="P6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7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7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Courier 10 Pitch"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76"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77"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78"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79"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80"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81"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normal" officeooo:rsid="0066b124" officeooo:paragraph-rsid="0066b124" style:font-size-asian="10pt" style:font-weight-asian="normal" style:font-size-complex="10pt" style:font-weight-complex="normal"/>
    </style:style>
    <style:style style:name="P82" style:family="paragraph" style:parent-style-name="Preformatted_20_Text">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fo:font-variant="normal" fo:text-transform="none" fo:color="#333333" style:font-name="Liberation Sans" fo:font-size="10pt" fo:letter-spacing="normal" fo:font-style="normal" fo:font-weight="normal" officeooo:rsid="0066b124" officeooo:paragraph-rsid="0066b124" style:font-size-asian="10pt" style:font-weight-asian="normal" style:font-size-complex="10pt" style:font-weight-complex="normal"/>
    </style:style>
    <style:style style:name="P8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84" style:family="paragraph" style:parent-style-name="Preformatted_20_Text">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6bff84" officeooo:paragraph-rsid="006bff84" style:font-size-asian="10pt" style:font-weight-asian="normal" style:font-size-complex="10pt" style:font-weight-complex="normal"/>
    </style:style>
    <style:style style:name="P85"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italic" style:text-underline-style="solid" style:text-underline-width="auto" style:text-underline-color="font-color" fo:font-weight="bold" officeooo:rsid="0066b124" officeooo:paragraph-rsid="0066b124" style:font-size-asian="10pt" style:font-style-asian="italic" style:font-weight-asian="bold" style:font-size-complex="10pt" style:font-style-complex="italic" style:font-weight-complex="bold"/>
    </style:style>
    <style:style style:name="P86" style:family="paragraph" style:parent-style-name="Preformatted_20_Text">
      <style:paragraph-properties fo:margin-left="0.4925in" fo:margin-right="0in" fo:margin-top="0in" fo:margin-bottom="0in" style:contextual-spacing="false" fo:text-indent="0in" style:auto-text-indent="false"/>
      <style:text-properties style:font-name="Liberation Sans" fo:font-size="10pt" officeooo:paragraph-rsid="0066b124" style:font-size-asian="10pt" style:font-size-complex="10pt"/>
    </style:style>
    <style:style style:name="P87"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style:style>
    <style:style style:name="P9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paragraph-rsid="00791931"/>
    </style:style>
    <style:style style:name="P9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9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9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9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9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9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f63e5" style:font-size-asian="10pt" style:font-size-complex="10pt"/>
    </style:style>
    <style:style style:name="P99"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0" style:family="paragraph" style:parent-style-name="Text_20_body">
      <style:paragraph-properties fo:margin-left="0.4925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1" style:family="paragraph" style:parent-style-name="Text_20_body">
      <style:paragraph-properties fo:margin-left="0.4925in" fo:margin-right="0in" fo:margin-top="0in" fo:margin-bottom="0.1043in" style:contextual-spacing="false" style:line-height-at-least="0.2291in" fo:widows="1" fo:text-indent="0in" style:auto-text-indent="false"/>
    </style:style>
    <style:style style:name="P102"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style:style>
    <style:style style:name="P103"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paragraph-rsid="0071beb5"/>
    </style:style>
    <style:style style:name="P104"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rsid="00717e64" officeooo:paragraph-rsid="0071beb5"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06"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6c9c46" style:font-size-asian="10pt" style:font-weight-asian="normal" style:font-size-complex="10pt" style:font-weight-complex="normal"/>
    </style:style>
    <style:style style:name="P107"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8"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6c9c46" style:font-size-asian="10pt" style:font-weight-asian="normal" style:font-size-complex="10pt" style:font-weight-complex="normal"/>
    </style:style>
    <style:style style:name="P109" style:family="paragraph" style:parent-style-name="Text_20_body">
      <style:paragraph-properties fo:margin-left="0.4925in" fo:margin-right="0in" fo:text-indent="0in" style:auto-text-indent="false"/>
      <style:text-properties officeooo:paragraph-rsid="0078e5fb"/>
    </style:style>
    <style:style style:name="P110" style:family="paragraph" style:parent-style-name="Standard">
      <style:paragraph-properties fo:margin-top="0in" fo:margin-bottom="0in" style:contextual-spacing="false"/>
      <style:text-properties officeooo:rsid="0029a44a" officeooo:paragraph-rsid="0029a44a"/>
    </style:style>
    <style:style style:name="P111" style:family="paragraph" style:parent-style-name="Standard">
      <style:paragraph-properties fo:margin-top="0in" fo:margin-bottom="0in" style:contextual-spacing="false"/>
      <style:text-properties officeooo:paragraph-rsid="001bb316"/>
    </style:style>
    <style:style style:name="P112" style:family="paragraph" style:parent-style-name="Standard">
      <style:paragraph-properties fo:margin-top="0in" fo:margin-bottom="0in" style:contextual-spacing="false"/>
      <style:text-properties officeooo:rsid="001bb316" officeooo:paragraph-rsid="001bb316"/>
    </style:style>
    <style:style style:name="P113"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114"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115"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116"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117"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18"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19"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20"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21"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22"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23"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24"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25"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26"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127"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28"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129"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130"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131"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32" style:family="paragraph" style:parent-style-name="Text_20_body">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133"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134"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135"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136"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137"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138"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139"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140"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141" style:family="paragraph" style:parent-style-name="Text_20_body">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142"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143"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4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5"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146"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47"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48"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9"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50"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151"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52"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53" style:family="paragraph" style:parent-style-name="List_20_Heading">
      <style:paragraph-properties fo:margin-top="0in" fo:margin-bottom="0in" style:contextual-spacing="false" fo:line-height="142%" fo:widows="1"/>
    </style:style>
    <style:style style:name="P154" style:family="paragraph" style:parent-style-name="List_20_Heading">
      <style:paragraph-properties fo:margin-top="0in" fo:margin-bottom="0in" style:contextual-spacing="false" fo:line-height="142%" fo:widows="1"/>
      <style:text-properties officeooo:paragraph-rsid="003d4c01"/>
    </style:style>
    <style:style style:name="P155"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156"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157"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158"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5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61"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6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63"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4"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65"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66"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7"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1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7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1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7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17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17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8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18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8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8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8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8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8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8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8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89"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9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19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paragraph-rsid="00791931" style:font-size-asian="10pt" style:font-weight-asian="normal" style:font-size-complex="10pt" style:font-weight-complex="normal"/>
    </style:style>
    <style:style style:name="P19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19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9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9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19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19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19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9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bold" officeooo:rsid="0053fd54" officeooo:paragraph-rsid="0053fd54" style:font-size-asian="10pt" style:font-weight-asian="bold" style:font-size-complex="10pt" style:font-weight-complex="bold"/>
    </style:style>
    <style:style style:name="P200"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20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202"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20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20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20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paragraph-rsid="0078e5fb" style:font-size-asian="10pt" style:font-size-complex="10pt"/>
    </style:style>
    <style:style style:name="P20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207"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0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20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21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21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2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1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21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21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2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1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21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1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2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c17b4" style:font-size-asian="10pt" style:font-style-asian="normal" style:font-weight-asian="normal" style:font-size-complex="10pt" style:font-style-complex="normal" style:font-weight-complex="normal"/>
    </style:style>
    <style:style style:name="P221"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222"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223"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24"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225"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26"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2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2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2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230" style:family="paragraph" style:parent-style-name="Text_20_body">
      <style:paragraph-properties fo:margin-left="0.9846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3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3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3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34" style:family="paragraph" style:parent-style-name="Text_20_body">
      <style:paragraph-properties fo:margin-left="0.9846in" fo:margin-right="0in" fo:margin-top="0in" fo:margin-bottom="0in" style:contextual-spacing="false" style:line-height-at-least="0.2291in" fo:widows="1" fo:text-indent="0in" style:auto-text-indent="false"/>
    </style:style>
    <style:style style:name="P235"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6"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8e5fb" officeooo:paragraph-rsid="0078e5fb" style:font-size-asian="10pt" style:font-size-complex="10pt"/>
    </style:style>
    <style:style style:name="P238"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9"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240"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241" style:family="paragraph" style:parent-style-name="Text_20_body">
      <style:paragraph-properties fo:margin-left="0.9846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42"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43" style:family="paragraph" style:parent-style-name="Text_20_body">
      <style:paragraph-properties fo:margin-left="1.9693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245" style:family="paragraph" style:parent-style-name="Text_20_body">
      <style:text-properties style:font-name="Liberation Sans" fo:font-size="10pt" officeooo:paragraph-rsid="0078e5fb" style:font-size-asian="10pt" style:font-size-complex="10pt"/>
    </style:style>
    <style:style style:name="P246" style:family="paragraph" style:parent-style-name="Text_20_body" style:list-style-name="L1">
      <style:paragraph-properties fo:margin-top="0in" fo:margin-bottom="0in" style:contextual-spacing="false" style:line-height-at-least="0.2291in" fo:widows="1"/>
    </style:style>
    <style:style style:name="P247" style:family="paragraph" style:parent-style-name="Text_20_body" style:list-style-name="L2">
      <style:paragraph-properties fo:margin-top="0in" fo:margin-bottom="0in" style:contextual-spacing="false" style:line-height-at-least="0.2291in" fo:widows="1"/>
    </style:style>
    <style:style style:name="P248" style:family="paragraph" style:parent-style-name="Text_20_body" style:list-style-name="L19">
      <style:paragraph-properties fo:margin-top="0in" fo:margin-bottom="0in" style:contextual-spacing="false" style:line-height-at-least="0.2291in" fo:widows="1"/>
    </style:style>
    <style:style style:name="P249" style:family="paragraph" style:parent-style-name="Text_20_body" style:list-style-name="L11">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0" style:family="paragraph" style:parent-style-name="Text_20_body" style:list-style-name="L12">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1" style:family="paragraph" style:parent-style-name="Text_20_body" style:list-style-name="L13">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2"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253"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254" style:family="paragraph" style:parent-style-name="Text_20_body" style:list-style-name="L20">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255" style:family="paragraph" style:parent-style-name="Text_20_body" style:list-style-name="L2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56" style:family="paragraph" style:parent-style-name="Text_20_body" style:list-style-name="L22">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8" style:family="paragraph" style:parent-style-name="Text_20_body" style:list-style-name="L23">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9"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260"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261"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262"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263"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264"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265"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266"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26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26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6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270"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7e16b2" style:font-size-asian="10pt" style:font-style-asian="normal" style:font-weight-asian="normal" style:font-size-complex="10pt" style:font-style-complex="normal" style:font-weight-complex="normal"/>
    </style:style>
    <style:style style:name="P27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7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7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7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7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276" style:family="paragraph" style:parent-style-name="Text_20_body" style:list-style-name="L16">
      <style:paragraph-properties fo:margin-left="0.9846in" fo:margin-right="0in" fo:margin-top="0in" fo:margin-bottom="0in" style:contextual-spacing="false" style:line-height-at-least="0.2291in" fo:widows="1" fo:text-indent="0in" style:auto-text-indent="false"/>
    </style:style>
    <style:style style:name="P277" style:family="paragraph" style:parent-style-name="Text_20_body" style:list-style-name="L17">
      <style:paragraph-properties fo:margin-left="0.9846in" fo:margin-right="0in" fo:margin-top="0in" fo:margin-bottom="0in" style:contextual-spacing="false" style:line-height-at-least="0.2291in" fo:widows="1" fo:text-indent="0in" style:auto-text-indent="false"/>
    </style:style>
    <style:style style:name="P278" style:family="paragraph" style:parent-style-name="Text_20_body" style:list-style-name="L18">
      <style:paragraph-properties fo:margin-left="0.9846in" fo:margin-right="0in" fo:margin-top="0in" fo:margin-bottom="0in" style:contextual-spacing="false" style:line-height-at-least="0.2291in" fo:widows="1" fo:text-indent="0in" style:auto-text-indent="false"/>
    </style:style>
    <style:style style:name="P279"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280"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8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8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8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28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da73f" officeooo:paragraph-rsid="007da73f" style:font-size-asian="10pt" style:font-style-asian="normal" style:font-weight-asian="normal" style:font-size-complex="10pt" style:font-style-complex="normal" style:font-weight-complex="normal"/>
    </style:style>
    <style:style style:name="P28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8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8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8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289" style:family="paragraph" style:parent-style-name="Text_20_body">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9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rsid="0078e5fb" officeooo:paragraph-rsid="00791931" style:font-size-asian="10pt" style:font-size-complex="10pt"/>
    </style:style>
    <style:style style:name="P29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P29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style="normal" fo:font-weight="normal" style:font-size-asian="10pt" style:font-style-asian="normal" style:font-weight-asian="normal" style:font-size-complex="10pt" style:font-style-complex="normal" style:font-weight-complex="normal"/>
    </style:style>
    <style:style style:name="P29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9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29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806695" style:font-size-asian="10pt" style:font-weight-asian="normal" style:font-size-complex="10pt" style:font-weight-complex="normal"/>
    </style:style>
    <style:style style:name="P29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9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806695" style:font-size-asian="10pt" style:font-weight-asian="normal" style:font-size-complex="10pt" style:font-weight-complex="normal"/>
    </style:style>
    <style:style style:name="P29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style:font-name="Liberation Sans" fo:font-size="10pt" fo:font-weight="normal" style:font-size-asian="10pt" style:font-weight-asian="normal" style:font-size-complex="10pt" style:font-weight-complex="normal"/>
    </style:style>
    <style:style style:name="P299" style:family="paragraph" style:parent-style-name="Preformatted_20_Text">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officeooo:rsid="0026ce4d"/>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color="#333333" fo:letter-spacing="normal" fo:font-style="normal" officeooo:rsid="0050092f" style:font-style-asian="normal" style:font-style-complex="normal"/>
    </style:style>
    <style:style style:name="T6" style:family="text">
      <style:text-properties fo:font-variant="normal" fo:text-transform="none" fo:color="#333333" fo:letter-spacing="normal" fo:font-style="normal" fo:font-weight="normal" style:font-weight-asian="normal" style:font-weight-complex="normal"/>
    </style:style>
    <style:style style:name="T7" style:family="text">
      <style:text-properties fo:font-variant="normal" fo:text-transform="none" fo:color="#333333" fo:letter-spacing="normal" fo:font-style="normal" fo:font-weight="normal" officeooo:rsid="006b67be" style:font-weight-asian="normal" style:font-weight-complex="normal"/>
    </style:style>
    <style:style style:name="T8" style:family="text">
      <style:text-properties fo:font-variant="normal" fo:text-transform="none" fo:color="#333333" fo:letter-spacing="normal" fo:font-style="normal" fo:font-weight="normal" officeooo:rsid="0078e5fb" style:font-weight-asian="normal" style:font-weight-complex="normal"/>
    </style:style>
    <style:style style:name="T9" style:family="text">
      <style:text-properties fo:font-variant="normal" fo:text-transform="none" fo:color="#333333" fo:letter-spacing="normal" fo:font-style="italic" style:font-style-asian="italic" style:font-style-complex="italic"/>
    </style:style>
    <style:style style:name="T10" style:family="text">
      <style:text-properties fo:font-variant="normal" fo:text-transform="none" fo:color="#333333" style:font-name="Liberation Sans" fo:letter-spacing="normal"/>
    </style:style>
    <style:style style:name="T11" style:family="text">
      <style:text-properties fo:font-variant="normal" fo:text-transform="none" fo:color="#333333" style:font-name="Liberation Sans" fo:letter-spacing="normal" fo:font-style="normal"/>
    </style:style>
    <style:style style:name="T12" style:family="text">
      <style:text-properties fo:font-variant="normal" fo:text-transform="none" fo:color="#333333" style:font-name="Liberation Sans" fo:letter-spacing="normal" fo:font-style="normal" fo:font-weight="normal" style:font-weight-asian="normal" style:font-weight-complex="normal"/>
    </style:style>
    <style:style style:name="T13"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5"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6" style:family="text">
      <style:text-properties fo:font-variant="normal" fo:text-transform="none" fo:color="#333333" style:font-name="Liberation Sans" fo:font-size="10pt" fo:letter-spacing="normal" fo:font-style="normal" fo:font-weight="normal" fo:background-color="#ffff00" loext:char-shading-value="0" style:font-size-asian="10pt" style:font-weight-asian="normal" style:font-size-complex="10pt" style:font-weight-complex="normal"/>
    </style:style>
    <style:style style:name="T17"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8"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9" style:family="text">
      <style:text-properties fo:font-variant="normal" fo:text-transform="none" fo:color="#999988" style:font-name="Liberation Sans" fo:letter-spacing="normal" fo:font-style="normal" fo:background-color="#f9f2f4" loext:char-shading-value="0" fo:padding="0in" fo:border="none"/>
    </style:style>
    <style:style style:name="T20" style:family="text">
      <style:text-properties fo:font-variant="normal" fo:text-transform="none" fo:color="#999988" style:font-name="Liberation Sans" fo:letter-spacing="normal" fo:font-style="normal" fo:padding="0in" fo:border="none"/>
    </style:style>
    <style:style style:name="T21"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2" style:family="text">
      <style:text-properties fo:font-variant="normal" fo:text-transform="none" fo:color="#999988" style:font-name="Liberation Sans" fo:font-size="10pt" fo:letter-spacing="normal" fo:font-style="normal" fo:font-weight="normal" style:font-size-asian="10pt" style:font-weight-asian="normal" style:font-size-complex="10pt" style:font-weight-complex="normal" fo:padding="0in" fo:border="none"/>
    </style:style>
    <style:style style:name="T23" style:family="text">
      <style:text-properties fo:font-variant="normal" fo:text-transform="none" fo:color="#337ab7" style:text-line-through-style="none" style:text-line-through-type="none" fo:letter-spacing="normal" fo:font-style="normal" style:text-underline-style="none" fo:font-weight="normal" officeooo:rsid="006b67be" style:text-blinking="false" fo:background-color="transparent" loext:char-shading-value="0" style:font-weight-asian="normal" style:font-weight-complex="normal"/>
    </style:style>
    <style:style style:name="T24"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5"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6"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officeooo:rsid="006b67be" style:text-blinking="false" fo:background-color="transparent" loext:char-shading-value="0" style:font-size-asian="10pt" style:font-weight-asian="normal" style:font-size-complex="10pt" style:font-weight-complex="normal"/>
    </style:style>
    <style:style style:name="T27"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28"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9" style:family="text">
      <style:text-properties fo:font-variant="normal" fo:text-transform="none" fo:color="#000000" style:font-name="Liberation Sans" fo:letter-spacing="normal" fo:font-style="normal" fo:background-color="#eeeeee" loext:char-shading-value="0" fo:padding="0in" fo:border="none"/>
    </style:style>
    <style:style style:name="T30" style:family="text">
      <style:text-properties fo:font-variant="normal" fo:text-transform="none" fo:color="#23527c" style:font-name="Liberation Sans" fo:letter-spacing="normal" fo:font-style="normal" style:text-underline-style="solid" style:text-underline-width="auto" style:text-underline-color="font-color"/>
    </style:style>
    <style:style style:name="T31" style:family="text">
      <style:text-properties fo:font-variant="normal" fo:text-transform="none" fo:color="#23527c" style:font-name="Liberation Sans" fo:font-size="10pt" fo:letter-spacing="normal" fo:font-style="normal" style:text-underline-style="solid" style:text-underline-width="auto" style:text-underline-color="font-color" fo:font-weight="normal" officeooo:rsid="006b67be" fo:background-color="transparent" loext:char-shading-value="0" style:font-size-asian="10pt" style:font-weight-asian="normal" style:font-size-complex="10pt" style:font-weight-complex="normal"/>
    </style:style>
    <style:style style:name="T32" style:family="text">
      <style:text-properties fo:color="#999988" style:font-name="Liberation Sans" fo:font-size="10pt" style:font-size-asian="10pt" style:font-weight-asian="normal" style:font-size-complex="10pt" style:font-weight-complex="normal" fo:padding="0in" fo:border="none"/>
    </style:style>
    <style:style style:name="T33" style:family="text">
      <style:text-properties fo:color="#999988" style:font-name="Liberation Sans" fo:padding="0in" fo:border="none"/>
    </style:style>
    <style:style style:name="T34" style:family="text">
      <style:text-properties fo:color="#999988" style:font-name="Menlo" fo:font-size="8.25pt" fo:font-weight="bold" fo:padding="0in" fo:border="none"/>
    </style:style>
    <style:style style:name="T35" style:family="text">
      <style:text-properties fo:color="#999988" fo:font-size="8.25pt" fo:font-weight="bold" fo:padding="0in" fo:border="none"/>
    </style:style>
    <style:style style:name="T36" style:family="text">
      <style:text-properties fo:color="#999988" style:font-name="Liberation Sans" fo:font-size="8.25pt" fo:font-weight="bold" fo:padding="0in" fo:border="none"/>
    </style:style>
    <style:style style:name="T37" style:family="text">
      <style:text-properties fo:color="#999988" style:font-name="Liberation Sans" fo:font-weight="bold" fo:padding="0in" fo:border="none"/>
    </style:style>
    <style:style style:name="T38" style:family="text">
      <style:text-properties fo:color="#999988" style:font-name="Liberation Sans" fo:font-weight="bold" style:font-weight-asian="bold" style:font-weight-complex="bold" fo:padding="0in" fo:border="none"/>
    </style:style>
    <style:style style:name="T39" style:family="text">
      <style:text-properties fo:color="#999988" style:font-name="Liberation Sans" fo:padding="0in" fo:border="none"/>
    </style:style>
    <style:style style:name="T40" style:family="text">
      <style:text-properties fo:color="#999988" style:font-name="Liberation Sans" fo:background-color="#ffff00" loext:char-shading-value="0" fo:padding="0in" fo:border="none"/>
    </style:style>
    <style:style style:name="T41" style:family="text">
      <style:text-properties officeooo:rsid="002160c8"/>
    </style:style>
    <style:style style:name="T42" style:family="text">
      <style:text-properties officeooo:rsid="00236347"/>
    </style:style>
    <style:style style:name="T43" style:family="text">
      <style:text-properties officeooo:rsid="002d7165"/>
    </style:style>
    <style:style style:name="T44" style:family="text">
      <style:text-properties fo:font-style="normal"/>
    </style:style>
    <style:style style:name="T45" style:family="text">
      <style:text-properties fo:font-style="normal" officeooo:rsid="002fe3e5"/>
    </style:style>
    <style:style style:name="T46" style:family="text">
      <style:text-properties fo:font-style="normal" style:font-style-asian="normal" style:font-style-complex="normal"/>
    </style:style>
    <style:style style:name="T47" style:family="text">
      <style:text-properties fo:font-style="normal" officeooo:rsid="0042dea7" style:font-style-asian="normal" style:font-style-complex="normal"/>
    </style:style>
    <style:style style:name="T48" style:family="text">
      <style:text-properties fo:font-style="normal" officeooo:rsid="004d6e37" style:font-style-asian="normal" style:font-style-complex="normal"/>
    </style:style>
    <style:style style:name="T49" style:family="text">
      <style:text-properties fo:font-style="normal" officeooo:rsid="007f7cc0" style:font-style-asian="normal" style:font-style-complex="normal"/>
    </style:style>
    <style:style style:name="T50" style:family="text">
      <style:text-properties fo:font-style="normal" officeooo:rsid="0041928e"/>
    </style:style>
    <style:style style:name="T51" style:family="text">
      <style:text-properties fo:font-style="normal" officeooo:rsid="006bff84"/>
    </style:style>
    <style:style style:name="T52" style:family="text">
      <style:text-properties officeooo:rsid="0031f90b"/>
    </style:style>
    <style:style style:name="T53" style:family="text">
      <style:text-properties officeooo:rsid="003592db"/>
    </style:style>
    <style:style style:name="T54" style:family="text">
      <style:text-properties officeooo:rsid="003badd0"/>
    </style:style>
    <style:style style:name="T55" style:family="text">
      <style:text-properties officeooo:rsid="003d4c01"/>
    </style:style>
    <style:style style:name="T56" style:family="text">
      <style:text-properties officeooo:rsid="003dfec4"/>
    </style:style>
    <style:style style:name="T57" style:family="text">
      <style:text-properties officeooo:rsid="003e0b8e"/>
    </style:style>
    <style:style style:name="T58" style:family="text">
      <style:text-properties officeooo:rsid="0040e24e"/>
    </style:style>
    <style:style style:name="T59" style:family="text">
      <style:text-properties officeooo:rsid="0041928e"/>
    </style:style>
    <style:style style:name="T60" style:family="text">
      <style:text-properties fo:font-style="italic" style:font-style-asian="italic" style:font-style-complex="italic"/>
    </style:style>
    <style:style style:name="T61" style:family="text">
      <style:text-properties officeooo:rsid="0053fd54"/>
    </style:style>
    <style:style style:name="T62" style:family="text">
      <style:text-properties fo:font-weight="normal" style:font-weight-asian="normal" style:font-weight-complex="normal"/>
    </style:style>
    <style:style style:name="T63" style:family="text">
      <style:text-properties officeooo:rsid="005c3b8f"/>
    </style:style>
    <style:style style:name="T64" style:family="text">
      <style:text-properties officeooo:rsid="005f63e5"/>
    </style:style>
    <style:style style:name="T65" style:family="text">
      <style:text-properties officeooo:rsid="00613cf1"/>
    </style:style>
    <style:style style:name="T66" style:family="text">
      <style:text-properties officeooo:rsid="00639e4f"/>
    </style:style>
    <style:style style:name="T67" style:family="text">
      <style:text-properties style:font-name="Liberation Sans"/>
    </style:style>
    <style:style style:name="T68" style:family="text">
      <style:text-properties style:font-name="Liberation Sans" fo:font-size="10pt" fo:font-weight="normal" style:font-size-asian="10pt" style:font-weight-asian="normal" style:font-size-complex="10pt" style:font-weight-complex="normal"/>
    </style:style>
    <style:style style:name="T69" style:family="text">
      <style:text-properties style:font-name="Liberation Sans" fo:font-size="10pt" fo:font-weight="normal" officeooo:rsid="001a9d3b" style:font-size-asian="10pt" style:font-weight-asian="normal" style:font-size-complex="10pt" style:font-weight-complex="normal"/>
    </style:style>
    <style:style style:name="T70" style:family="text">
      <style:text-properties style:font-name="Liberation Sans" fo:font-size="10pt" fo:font-weight="normal" officeooo:rsid="001bb316" style:font-size-asian="10pt" style:font-weight-asian="normal" style:font-size-complex="10pt" style:font-weight-complex="normal"/>
    </style:style>
    <style:style style:name="T71" style:family="text">
      <style:text-properties style:font-name="Liberation Sans" fo:font-size="10pt" style:font-size-asian="10pt" style:font-weight-asian="normal" style:font-size-complex="10pt" style:font-weight-complex="normal"/>
    </style:style>
    <style:style style:name="T72" style:family="text">
      <style:text-properties style:font-name="Liberation Sans" fo:font-weight="normal" officeooo:rsid="003d4c01" style:font-weight-asian="normal" style:font-weight-complex="normal"/>
    </style:style>
    <style:style style:name="T73" style:family="text">
      <style:text-properties style:font-name="Liberation Sans" fo:font-style="normal" style:font-style-asian="normal" style:font-style-complex="normal"/>
    </style:style>
    <style:style style:name="T74" style:family="text">
      <style:text-properties officeooo:rsid="006b67be"/>
    </style:style>
    <style:style style:name="T75" style:family="text">
      <style:text-properties officeooo:rsid="005f63e5" style:font-weight-asian="normal" style:font-weight-complex="normal"/>
    </style:style>
    <style:style style:name="T76" style:family="text">
      <style:text-properties officeooo:rsid="006d1442"/>
    </style:style>
    <style:style style:name="T77" style:family="text">
      <style:text-properties fo:font-weight="bold"/>
    </style:style>
    <style:style style:name="T78" style:family="text">
      <style:text-properties fo:font-weight="bold" style:font-weight-asian="bold" style:font-weight-complex="bold"/>
    </style:style>
    <style:style style:name="T79" style:family="text">
      <style:text-properties style:font-name="Constantia" fo:font-size="12pt" fo:font-weight="bold"/>
    </style:style>
    <style:style style:name="T80" style:family="text">
      <style:text-properties fo:font-size="12pt" fo:font-weight="bold"/>
    </style:style>
    <style:style style:name="T81" style:family="text">
      <style:text-properties officeooo:rsid="0078e5fb"/>
    </style:style>
    <style:style style:name="T82" style:family="text">
      <style:text-properties officeooo:rsid="00791931"/>
    </style:style>
    <style:style style:name="T83" style:family="text">
      <style:text-properties officeooo:rsid="007da73f"/>
    </style:style>
    <style:style style:name="T84" style:family="text">
      <style:text-properties officeooo:rsid="007e16b2"/>
    </style:style>
    <style:style style:name="T85" style:family="text">
      <style:text-properties officeooo:rsid="00806695" style:font-style-asian="normal" style:font-style-complex="normal"/>
    </style:style>
    <style:style style:name="T86" style:family="text">
      <style:text-properties fo:color="#337ab7" style:text-line-through-style="none" style:text-line-through-type="none" style:text-underline-style="none" style:text-blinking="false"/>
    </style:style>
    <style:style style:name="T87" style:family="text">
      <style:text-properties fo:background-color="#ffff00" loext:char-shading-value="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110"><text:a xlink:type="simple" xlink:href="http://learn-rails.com/users/sign_in"><text:span text:style-name="T68">http://learn-rails.com/users/sign_in</text:span></text:a><text:span text:style-name="T68"> <text:s text:c="4"/></text:span><text:a xlink:type="simple" xlink:href="mailto:Al@afedor.com"><text:span text:style-name="T68">Al@afedor.com</text:span></text:a><text:span text:style-name="T68"> / AD6Ve1#!R@1l$ </text:span></text:p>
      <text:p text:style-name="P113"/>
      <text:p text:style-name="P113"/>
      <text:p text:style-name="P111"><text:span text:style-name="T68">github commands </text:span><text:span text:style-name="T69">also see cheat sheet</text:span><text:span text:style-name="T68"><text:line-break/><text:line-break/>global values are in </text:span><text:span text:style-name="T1">~/.gitconfig</text:span><text:span text:style-name="T68"><text:line-break/>project values are in path/projectDirectory/.git/config<text:line-break/><text:line-break/><text:line-break/>$ git config --global user.name "xxxxx"<text:line-break/>$ git config --global user.emal "</text:span><text:span text:style-name="T1">yyyy@whatever.xxx"</text:span><text:span text:style-name="T68"><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68"><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68"><text:line-break/>$ git config --global #displays setting<text:line-break/>$ git config user.email "</text:span><text:span text:style-name="T1">yourother_email@example.com"</text:span><text:span text:style-name="T68">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114">$ git mv README.rdoc README.md</text:p>
      <text:p text:style-name="P114"/>
      <text:p text:style-name="P115">$ git log</text:p>
      <text:p text:style-name="P115">$ git log –oneline</text:p>
      <text:p text:style-name="P115"/>
      <text:p text:style-name="P116">To clone, <text:span text:style-name="T43">goes into director learn-rails inside current directory sets up .git/config – check user/pw</text:span></text:p>
      <text:p text:style-name="P116">git clone https://JustGrapeApe:N8jga2M3t3rs@github.com/JustGrapeApe/learn-rails.git </text:p>
      <text:p text:style-name="P116"/>
      <text:p text:style-name="P116"/>
      <text:p text:style-name="P155">To install RoR:</text:p>
      <text:p text:style-name="P117"/>
      <text:p text:style-name="P117"><text:span text:style-name="T52">1. <text:s/></text:span>first install (stable) rvm: </text:p>
      <text:p text:style-name="P117">from: https://rvm.io/rvm/install</text:p>
      <text:p text:style-name="P150">gpg --keyserver hkp://keys.gnupg.net --recv-keys 409B6B1796C275462A1703113804BB82D39DC0E3</text:p>
      <text:p text:style-name="P150">\curl -sSL https://get.rvm.io | bash -s stable --ruby</text:p>
      <text:p text:style-name="P150"/>
      <text:p text:style-name="P142">If you already have RVM installed, update it to the latest version and install Ruby:</text:p>
      <text:p text:style-name="P222">$ rvm get stable --autolibs=enable</text:p>
      <text:p text:style-name="P158">$ rvm install ruby</text:p>
      <text:p text:style-name="P158">$ rvm --default use ruby-2.2.3</text:p>
      <text:h text:style-name="P166" text:outline-level="2">Install Node.js <text:span text:style-name="T54">or use gem: </text:span>therubyracer</text:h>
      <text:p text:style-name="P75"><text:span text:style-name="T27">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28">Node.js</text:span></text:a><text:span text:style-name="T27"> server-side JavaScript environment.</text:span></text:p>
      <text:p text:style-name="P87">$ sudo apt-get install nodejs</text:p>
      <text:p text:style-name="P1"><text:span text:style-name="T27">and set it in your </text:span><text:span text:style-name="Source_20_Text"><text:span text:style-name="T17">$PATH</text:span></text:span><text:span text:style-name="T27">.</text:span></text:p>
      <text:p text:style-name="P76">If you don’t install Node.js, you’ll need to add this to the Gemfile for each Rails application you build:</text:p>
      <text:p text:style-name="P87">gem 'therubyracer'</text:p>
      <text:p text:style-name="P143">$gem list <text:s text:c="2"/>#list of gems</text:p>
      <text:p text:style-name="P143">$rvm gemset list</text:p>
      <text:p text:style-name="P143">$rvm gemset use global</text:p>
      <text:p text:style-name="P151">$gem outdated</text:p>
      <text:p text:style-name="P151">$gem update <text:s/>### needs development environment</text:p>
      <text:p text:style-name="P151"/>
      <text:p text:style-name="P118">IF AFTER INSTALLING RVM, YOU LAUNCH A TERMINAL SESSION AND IT DOESN'T KNOW THAT rvm EXISTS, ENTER THIS COMMAND:</text:p>
      <text:p text:style-name="P118">$ source ~/.rvm/scripts/rvm</text:p>
      <text:p text:style-name="P118"><text:s text:c="3"/>you may place it in .bash_profile NOTE THE DOUBLE “&gt;&gt;”</text:p>
      <text:p text:style-name="P118">$ echo “source $HOME/.rvm/scripts/rvm” &gt;&gt; ~/.bash_profile</text:p>
      <text:p text:style-name="P118"/>
      <text:p text:style-name="P119">&gt;&gt;&gt; NOTE... I had a sybolic link directory to a nfs directory. <text:s/>This seems to have confused rvm... I have since removed the symbolic link and cd'd right to where the rails project is... all seems to be running fine again</text:p>
      <text:p text:style-name="P117"/>
      <text:p text:style-name="P120">nokogiri gem:</text:p>
      <text:p text:style-name="P152"><text:span text:style-name="Source_20_Text"><text:span text:style-name="T29">sudo apt-get install build-essential bison openssl libreadline6 libreadline6-dev curl git-core zlib1g zlib1g-dev libssl-dev libyaml-dev libxml2-dev autoconf libc6-dev ncurses-dev automake libtool</text:span></text:span></text:p>
      <text:p text:style-name="P121">sudo apt-get install libxslt-dev</text:p>
      <text:p text:style-name="P121">sudo apt-get install libxslt-dev</text:p>
      <text:p text:style-name="P126">sudo apt-get install libgmp-dev</text:p>
      <text:p text:style-name="P121">gem install nokogiri</text:p>
      <text:p text:style-name="P122"/>
      <text:p text:style-name="P122"><text:span text:style-name="T53">More </text:span>RVM Commands</text:p>
      <text:p text:style-name="P113"/>
      <text:p text:style-name="P122">$ rvm list <text:s/>#list of Ruby version</text:p>
      <text:p text:style-name="P122">$ rvm gemset list # list of available gemsets associated with current Ruby version</text:p>
      <text:p text:style-name="P113"/>
      <text:p text:style-name="P122">$ rvm gemset use global <text:s/># switch to gem set “global”</text:p>
      <text:p text:style-name="P122">$ rvm gemset use default # switch to gem set “default”</text:p>
      <text:p text:style-name="P113"/>
      <text:p text:style-name="P122">Project specific Gemset example</text:p>
      <text:p text:style-name="P111"><text:span text:style-name="T70">$ rvm use </text:span><text:a xlink:type="simple" xlink:href="mailto:ruby-2.2.3@learn-reals"><text:span text:style-name="T70">ruby-2.2.3@learn-rails</text:span></text:a><text:span text:style-name="T70"> –create <text:s/>#create gem set learn-rails for use with ruby 2.2.3</text:span></text:p>
      <text:p text:style-name="P122">$ gem install rails <text:s text:c="3"/>#installs latest version of rails</text:p>
      <text:p text:style-name="P122"><text:soft-page-break/>$ rails -v <text:s text:c="3"/># rails version</text:p>
      <text:p text:style-name="P122"/>
      <text:p text:style-name="P122"><text:tab/><text:span text:style-name="T53">available:</text:span></text:p>
      <text:p text:style-name="P77"><text:s/>* ruby-railties-3.2 </text:p>
      <text:p text:style-name="P77"><text:s/>* ruby-railties-4.0 </text:p>
      <text:p text:style-name="P113"/>
      <text:p text:style-name="P122">Starter application …...</text:p>
      <text:p text:style-name="P111"><text:span text:style-name="T68"><text:s text:c="3"/></text:span><text:span text:style-name="T70">see RailsApps project <text:s/></text:span><text:a xlink:type="simple" xlink:href="http://railsapps.github.io/?_ga=1.3388722.323113668.1445108858"><text:span text:style-name="T70">http://railsapps.github.io/?_ga=1.3388722.323113668.1445108858</text:span></text:a></text:p>
      <text:p text:style-name="P78">After you gain some skill with this tutorial, you might use the RailsApps starter apps to instantly generate a Rails application with features like authentication, authorization, and an attractive design.</text:p>
      <text:p text:style-name="P157"/>
      <text:p text:style-name="P113"/>
      <text:p text:style-name="P122">Workspace</text:p>
      <text:p text:style-name="P122">~/workspace</text:p>
      <text:p text:style-name="P122">$ cd ~/workspace</text:p>
      <text:p text:style-name="P112"><text:span text:style-name="T68">$ rvm use </text:span><text:a xlink:type="simple" xlink:href="mailto:ruby-2.2.3@learn-rails"><text:span text:style-name="T68">ruby-2.2.3@learn-rails</text:span></text:a></text:p>
      <text:p text:style-name="P122">$ rvm gemset list</text:p>
      <text:p text:style-name="P122"/>
      <text:p text:style-name="P122"/>
      <text:p text:style-name="P123">make a sticky gemset</text:p>
      <text:p text:style-name="P148">$ rvm use ruby-2.2.3@learn-rails –ruby-version <text:s/># when you cd into the directory, it sets this up</text:p>
      <text:p text:style-name="P148">$ gem install rails</text:p>
      <text:p text:style-name="P148"/>
      <text:p text:style-name="P147"><text:span text:style-name="T71">The </text:span><text:span text:style-name="Source_20_Text"><text:span text:style-name="T32">--ruby-version</text:span></text:span><text:span text:style-name="T71"> argument creates two files, </text:span><text:span text:style-name="Strong_20_Emphasis"><text:span text:style-name="T68">.ruby-version</text:span></text:span><text:span text:style-name="T71"> and </text:span><text:span text:style-name="Strong_20_Emphasis"><text:span text:style-name="T68">.ruby-gemset</text:span></text:span><text:span text:style-name="T71">, that set RVM every time we </text:span><text:span text:style-name="Source_20_Text"><text:span text:style-name="T32">cd</text:span></text:span><text:span text:style-name="T71"> to the project directory. Without these two hidden files, you’d need to remember to enter</text:span><text:span text:style-name="Source_20_Text"><text:span text:style-name="T32">rvm use ruby-2.2.3@learn-rails</text:span></text:span><text:span text:style-name="T71"> every time you start work on your project after closing the console.</text:span></text:p>
      <text:p text:style-name="P123">$ ls -lpa</text:p>
      <text:p text:style-name="P123"/>
      <text:p text:style-name="P123">Launch rails server, launches webrick:</text:p>
      <text:p text:style-name="P123">$ rails server -or-</text:p>
      <text:p text:style-name="P123"><text:s text:c="2"/><text:tab/>$ rails s</text:p>
      <text:p text:style-name="P123"><text:s/>(you need JavaScript runtime, Node.js, for the server to run)</text:p>
      <text:p text:style-name="P124">messages scroll, same on log/development.log</text:p>
      <text:p text:style-name="P127">If you make changes to the Gemfile, or changes to configuration files, the web server must be shut down and relaunched for changes to be activated.</text:p>
      <text:p text:style-name="P123"/>
      <text:p text:style-name="P128">Rule of thumb, changes to anything in the app/ folder or config/routes.rb can be made without a restart. <text:s/>Changes to gems or configuration files loaded at webserver launch</text:p>
      <text:p text:style-name="P124"/>
      <text:p text:style-name="P128"/>
      <text:p text:style-name="P144">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164">Gemfile</text:p>
          </table:table-cell>
          <table:table-cell table:style-name="Table1.A1" office:value-type="string">
            <text:p text:style-name="P164">Lists all the gems used by the application.</text:p>
          </table:table-cell>
        </table:table-row>
        <table:table-row>
          <table:table-cell table:style-name="Table1.A1" office:value-type="string">
            <text:p text:style-name="P164">Gemfile.lock</text:p>
          </table:table-cell>
          <table:table-cell table:style-name="Table1.A1" office:value-type="string">
            <text:p text:style-name="P164">Lists gem versions and dependencies.</text:p>
          </table:table-cell>
        </table:table-row>
        <table:table-row>
          <table:table-cell table:style-name="Table1.A1" office:value-type="string">
            <text:p text:style-name="P164">README.rdoc</text:p>
          </table:table-cell>
          <table:table-cell table:style-name="Table1.A1" office:value-type="string">
            <text:p text:style-name="P164">A page for documentation.</text:p>
          </table:table-cell>
        </table:table-row>
        <table:table-row>
          <table:table-cell table:style-name="Table1.A1" office:value-type="string">
            <text:p text:style-name="P164">app/</text:p>
          </table:table-cell>
          <table:table-cell table:style-name="Table1.A1" office:value-type="string">
            <text:p text:style-name="P164">Application folders and files.</text:p>
          </table:table-cell>
        </table:table-row>
        <table:table-row>
          <table:table-cell table:style-name="Table1.A1" office:value-type="string">
            <text:p text:style-name="P164">config/</text:p>
          </table:table-cell>
          <table:table-cell table:style-name="Table1.A1" office:value-type="string">
            <text:p text:style-name="P164">Configuration folders and files.</text:p>
          </table:table-cell>
        </table:table-row>
        <table:table-row>
          <table:table-cell table:style-name="Table1.A1" office:value-type="string">
            <text:p text:style-name="P164">db/</text:p>
          </table:table-cell>
          <table:table-cell table:style-name="Table1.A1" office:value-type="string">
            <text:p text:style-name="P164">Database folders and files.</text:p>
          </table:table-cell>
        </table:table-row>
        <table:table-row>
          <table:table-cell table:style-name="Table1.A1" office:value-type="string">
            <text:p text:style-name="P164">public/</text:p>
          </table:table-cell>
          <table:table-cell table:style-name="Table1.A1" office:value-type="string">
            <text:p text:style-name="P164">Files for web pages that do not contain Ruby code, such as error pages.</text:p>
          </table:table-cell>
        </table:table-row>
      </table:table>
      <text:h text:style-name="P223" text:outline-level="4"><text:bookmark text:name="not-so-important-folders-and-files"/>Not-So-Important Folders and Files</text:h>
      <text:p text:style-name="P207">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164">Rakefile</text:p>
          </table:table-cell>
          <table:table-cell table:style-name="Table2.A1" office:value-type="string">
            <text:p text:style-name="P164">Directives for the Rake utility program.</text:p>
          </table:table-cell>
        </table:table-row>
        <table:table-row>
          <table:table-cell table:style-name="Table2.A1" office:value-type="string">
            <text:p text:style-name="P164">bin/</text:p>
          </table:table-cell>
          <table:table-cell table:style-name="Table2.A1" office:value-type="string">
            <text:p text:style-name="P164">Folder for binary (executable) programs.</text:p>
          </table:table-cell>
        </table:table-row>
        <table:table-row>
          <table:table-cell table:style-name="Table2.A1" office:value-type="string">
            <text:p text:style-name="P164">config.ru</text:p>
          </table:table-cell>
          <table:table-cell table:style-name="Table2.A1" office:value-type="string">
            <text:p text:style-name="P164">Configuration file for Rack (a software library for web servers).</text:p>
          </table:table-cell>
        </table:table-row>
        <table:table-row>
          <table:table-cell table:style-name="Table2.A1" office:value-type="string">
            <text:p text:style-name="P164">lib/</text:p>
          </table:table-cell>
          <table:table-cell table:style-name="Table2.A1" office:value-type="string">
            <text:p text:style-name="P164">Folder for miscellaneous Ruby code.</text:p>
          </table:table-cell>
        </table:table-row>
        <table:table-row>
          <table:table-cell table:style-name="Table2.A1" office:value-type="string">
            <text:p text:style-name="P164">log/</text:p>
          </table:table-cell>
          <table:table-cell table:style-name="Table2.A1" office:value-type="string">
            <text:p text:style-name="P164">Folder for application server logfiles.</text:p>
          </table:table-cell>
        </table:table-row>
        <table:table-row>
          <table:table-cell table:style-name="Table2.A1" office:value-type="string">
            <text:p text:style-name="P164">tmp/</text:p>
          </table:table-cell>
          <table:table-cell table:style-name="Table2.A1" office:value-type="string">
            <text:p text:style-name="P164">Temporary files created when your application is running.</text:p>
          </table:table-cell>
        </table:table-row>
        <table:table-row>
          <table:table-cell table:style-name="Table2.A1" office:value-type="string">
            <text:p text:style-name="P164">vendor/</text:p>
          </table:table-cell>
          <table:table-cell table:style-name="Table2.A1" office:value-type="string">
            <text:p text:style-name="P164">Folder for Ruby software libraries that are not gems.</text:p>
          </table:table-cell>
        </table:table-row>
      </table:table>
      <text:h text:style-name="P223"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164">test/</text:p>
          </table:table-cell>
          <table:table-cell table:style-name="Table3.A1" office:value-type="string">
            <text:p text:style-name="P164">Folder for the default Rails testing framework</text:p>
          </table:table-cell>
        </table:table-row>
        <table:table-row>
          <table:table-cell table:style-name="Table3.A1" office:value-type="string">
            <text:p text:style-name="P164">spec/</text:p>
          </table:table-cell>
          <table:table-cell table:style-name="Table3.A1" office:value-type="string">
            <text:p text:style-name="P164">Folder for the popular RSpec testing framework</text:p>
          </table:table-cell>
        </table:table-row>
        <table:table-row>
          <table:table-cell table:style-name="Table3.A1" office:value-type="string">
            <text:p text:style-name="P164">features/</text:p>
          </table:table-cell>
          <table:table-cell table:style-name="Table3.A1" office:value-type="string">
            <text:p text:style-name="P164">Folder for the Cucumber testing framework</text:p>
          </table:table-cell>
        </table:table-row>
      </table:table>
      <text:p text:style-name="P167"><text:span text:style-name="T13">The </text:span><text:span text:style-name="Strong_20_Emphasis"><text:span text:style-name="T13">test/</text:span></text:span><text:span text:style-name="T13"> folder is present in the default Rails starter app. You’ll create the </text:span><text:span text:style-name="Strong_20_Emphasis"><text:span text:style-name="T13">spec/</text:span></text:span><text:span text:style-name="T13"> folder or </text:span><text:span text:style-name="Strong_20_Emphasis"><text:span text:style-name="T13">features/</text:span></text:span><text:span text:style-name="T13">folder when you learn about test-driven development or behavior-driven development.</text:span></text:p>
      <text:p text:style-name="P129"><text:span text:style-name="T11">Two folders, </text:span><text:span text:style-name="Strong_20_Emphasis"><text:span text:style-name="T12">mailers/</text:span></text:span><text:span text:style-name="T10"> </text:span><text:span text:style-name="T11">and </text:span><text:span text:style-name="Strong_20_Emphasis"><text:span text:style-name="T12">helpers/</text:span></text:span><text:span text:style-name="T11">, play supporting roles. The mailers folder is for code that sends email messages. The helpers folder is for Rails </text:span><text:span text:style-name="Emphasis"><text:span text:style-name="T10">view helpers</text:span></text:span><text:span text:style-name="T11">, snippets of reusable code that generateHTML. Later, when we learn more about </text:span><text:span text:style-name="Emphasis"><text:span text:style-name="T10">views</text:span></text:span><text:span text:style-name="T11">, we’ll say view helpers are like “macros” that expand a short command into a longer string of HTML</text:span><text:span text:style-name="T10"> </text:span><text:span text:style-name="T11">tags and content.</text:span><text:span text:style-name="T67"><text:line-break/></text:span></text:p>
      <text:p text:style-name="P113"><text:line-break/><text:line-break/><text:span text:style-name="T41">$ gem env <text:s/># lists gems environment</text:span></text:p>
      <text:p text:style-name="P125">$ gem which [gemname] <text:s/># to see where the gem lives</text:p>
      <text:p text:style-name="P125">$ gem which bundler <text:s/># as an example</text:p>
      <text:p text:style-name="P125"/>
      <text:p text:style-name="P125">Gemfile <text:s/>– list of gems for application</text:p>
      <text:p text:style-name="P125">$ bundle install <text:s text:c="2"/># reads Gemfile, downloads and save each listed gem</text:p>
      <text:p text:style-name="P125"><text:s/>the versions of the installed gems get stored in the Gemfile.lock file; along with dependencies</text:p>
      <text:p text:style-name="P125">$ bundle update <text:s/># updates gems with newest versions</text:p>
      <text:p text:style-name="P125"/>
      <text:p text:style-name="P125"/>
      <text:p text:style-name="P145">If you want to prevent your fellow developers (or yourself) from accidentally updating gems, you can specify a gem version number for any gem in the Gemfile. The Gemfile gives fine-grained control over rules for updating:</text:p>
      <text:list xml:id="list3171023321585341599" text:style-name="L1">
        <text:list-item>
          <text:p text:style-name="P246"><text:span text:style-name="Source_20_Text"><text:span text:style-name="T21">gem 'rails', '4.2.0'</text:span></text:span><text:span text:style-name="T13"> is “absolute”: only version 4.2.0 will be used</text:span></text:p>
        </text:list-item>
        <text:list-item>
          <text:p text:style-name="P246"><text:span text:style-name="Source_20_Text"><text:span text:style-name="T21">gem 'rails', '&gt;= 4.2.0'</text:span></text:span><text:span text:style-name="T13"> is “optimistic”: any version newer than 4.2.0 will be used</text:span></text:p>
        </text:list-item>
        <text:list-item>
          <text:p text:style-name="P246"><text:span text:style-name="Source_20_Text"><text:span text:style-name="T21">gem 'rails', '~&gt; 4.2.0'</text:span></text:span><text:span text:style-name="T13"> is “pessimistic”</text:span></text:p>
        </text:list-item>
      </text:list>
      <text:p text:style-name="P167"><text:span text:style-name="T18">“</text:span><text:span text:style-name="T13">Pessimistic” </text:span><text:span text:style-name="T14">versioning</text:span><text:span text:style-name="T13"> needs some explanation. </text:span><text:span text:style-name="Source_20_Text"><text:span text:style-name="T21">~&gt; 4.2.0</text:span></text:span><text:span text:style-name="T13"> means use<text:line-break/>any version greater than 4.2.0 and less than 4.3 (any patch version can be used). </text:span><text:span text:style-name="Source_20_Text"><text:span text:style-name="T21">~&gt; 4.2</text:span></text:span><text:span text:style-name="T13"> means use any version greater than 4.2 and less than 5.0 (any minor version can be used).</text:span></text:p>
      <text:p text:style-name="P207">In general, during development we only lock down any gem versions in the Gemfile if we know newer versions introduce problems. The exception is the Rails gem itself. We always specify the version of Rails we are using for development.</text:p>
      <text:p text:style-name="P133"><text:line-break/><text:span text:style-name="T42">IMPORTANT: Gibbon now targets MailChimp API 3.0, which is very different from API 2.0. </text:span></text:p>
      <text:p text:style-name="P134"><text:s text:c="29"/>Please install Gibbon 1.2.0 if you need to use API 2.0. </text:p>
      <text:p text:style-name="P134">Gibbon's API has changed substantially <text:s text:c="28"/>between versions 1.x and 2.x. </text:p>
      <text:p text:style-name="P134"/>
      <text:p text:style-name="P135">MVC Model View Controller</text:p>
      <text:p text:style-name="P135">Add in front a router RCMV <text:s/>:)</text:p>
      <text:p text:style-name="P134"/>
      <text:p text:style-name="P130"><text:span text:style-name="T11">In practice, Rails developers try to limit controllers to seven standard actions: </text:span><text:span text:style-name="Source_20_Text"><text:span text:style-name="T20">index</text:span></text:span><text:span text:style-name="T11">, </text:span><text:span text:style-name="Source_20_Text"><text:span text:style-name="T20">show</text:span></text:span><text:span text:style-name="T11">, </text:span><text:span text:style-name="Source_20_Text"><text:span text:style-name="T20">new</text:span></text:span><text:span text:style-name="T11">,</text:span><text:span text:style-name="Source_20_Text"><text:span text:style-name="T20">create</text:span></text:span><text:span text:style-name="T11">, </text:span><text:span text:style-name="Source_20_Text"><text:span text:style-name="T20">edit</text:span></text:span><text:span text:style-name="T11">, </text:span><text:span text:style-name="Source_20_Text"><text:span text:style-name="T20">update</text:span></text:span><text:span text:style-name="T10"> </text:span><text:span text:style-name="T11">and </text:span><text:span text:style-name="Source_20_Text"><text:span text:style-name="T20">destroy</text:span></text:span><text:span text:style-name="T10"> </text:span><text:span text:style-name="T11">actions. A controller that offers these actions is said to be “RESTful” (a term that refers to </text:span><text:a xlink:type="simple" xlink:href="http://en.wikipedia.org/wiki/Representational_state_transfer"><text:span text:style-name="T24">representational state transfer</text:span></text:a><text:span text:style-name="T11">, another software design abstraction). It’s not important to understand the abstract principles of RESTful design; recognizing the term and knowing that Rails controllers have seven standard actions is sufficient for beginners.</text:span></text:p>
      <text:p text:style-name="P134"/>
      <text:p text:style-name="P146">Troubleshoot</text:p>
      <text:p text:style-name="P136"><text:soft-page-break/></text:p>
      <text:p text:style-name="P149">$ irb</text:p>
      <text:p text:style-name="P159">2.x.x :001 </text:p>
      <text:p text:style-name="P149">2.x.x :001 &gt; load './mytest.rb'</text:p>
      <text:h text:style-name="P223" text:outline-level="4"><text:bookmark text:name="quitting-irb"/>Quitting IRB</text:h>
      <text:p text:style-name="P167"><text:span text:style-name="T13">It can be very frustrating to find you are stuck inside IRB. Unlike most shell commands, you can’t quit with Control-c. Enter Control-d or type </text:span><text:span text:style-name="Source_20_Text"><text:span text:style-name="T21">exit</text:span></text:span><text:span text:style-name="T13"> to quit IRB:</text:span></text:p>
      <text:p text:style-name="P136"/>
      <text:h text:style-name="P165" text:outline-level="4"><text:bookmark text:name="beyond-irb"/>Beyond IRB</text:h>
      <text:p text:style-name="P167"><text:span text:style-name="T13">If you ask experienced Rails developers for help with IRB, they’ll often recommend you switch to Pry.</text:span><text:a xlink:type="simple" xlink:href="http://pryrepl.org/"><text:span text:style-name="T25">Pry</text:span></text:a><text:span text:style-name="T13"> is a powerful alternative to the standard IRB shell for Ruby. As you gain experience, you might take a look at Pry to see what the enthusiasm is all about. But for now, as a beginner trying out a few lines of Ruby code, there’s no need to learn Pry.</text:span></text:p>
      <text:p text:style-name="P136"/>
      <text:p text:style-name="P149">$ rails console</text:p>
      <text:p text:style-name="P163">Loading development environment (Rails 4.x.x)</text:p>
      <text:p text:style-name="P163">2.x.x :001 &gt;</text:p>
      <text:p text:style-name="P207">The Rails console behaves like IRB but loads your Rails development environment. The prompt shows it is ready to evaluate an expression.</text:p>
      <text:p text:style-name="P131"><text:line-break/><text:span text:style-name="T3">Rails Logger</text:span></text:p>
      <text:p text:style-name="P10"><text:span text:style-name="T3">l</text:span><text:span text:style-name="T2">og/development.log</text:span></text:p>
      <text:p text:style-name="P58">log/production.log</text:p>
      <text:p text:style-name="P83"/>
      <text:p text:style-name="P160">class VisitorsController &lt; ApplicationController</text:p>
      <text:p text:style-name="P162"><text:span text:style-name="T45"><text:s text:c="4"/></text:span><text:span text:style-name="T44">def new</text:span></text:p>
      <text:p text:style-name="P161"><text:s text:c="4"/><text:span text:style-name="T44">Rails.logger.debug 'DEBUG: entering new method'</text:span></text:p>
      <text:p text:style-name="P161"><text:s text:c="4"/><text:span text:style-name="T44">@owner = Owner.new</text:span></text:p>
      <text:p text:style-name="P161"><text:s text:c="4"/><text:span text:style-name="T44">Rails.logger.debug 'DEBUG: Owner name is ' + @owner.name</text:span></text:p>
      <text:p text:style-name="P161"><text:s text:c="2"/><text:span text:style-name="T44">end</text:span></text:p>
      <text:p text:style-name="P159">end</text:p>
      <text:p text:style-name="P58"/>
      <text:p text:style-name="P208">Software architects use a common vocabulary to talk about programming languages:</text:p>
      <text:list xml:id="list1008908669332648948" text:style-name="L2">
        <text:list-item>
          <text:p text:style-name="P247"><text:span text:style-name="Strong_20_Emphasis"><text:span text:style-name="T13">class</text:span></text:span></text:p>
        </text:list-item>
        <text:list-item>
          <text:p text:style-name="P247"><text:span text:style-name="Strong_20_Emphasis"><text:span text:style-name="T13">instance</text:span></text:span><text:span text:style-name="T13"> or </text:span><text:span text:style-name="Strong_20_Emphasis"><text:span text:style-name="T13">object</text:span></text:span></text:p>
        </text:list-item>
        <text:list-item>
          <text:p text:style-name="P247"><text:span text:style-name="Strong_20_Emphasis"><text:span text:style-name="T13">method</text:span></text:span></text:p>
        </text:list-item>
        <text:list-item>
          <text:p text:style-name="P247"><text:span text:style-name="Strong_20_Emphasis"><text:span text:style-name="T13">attribute</text:span></text:span><text:span text:style-name="T13"> or </text:span><text:span text:style-name="Strong_20_Emphasis"><text:span text:style-name="T13">property</text:span></text:span></text:p>
        </text:list-item>
        <text:list-item>
          <text:p text:style-name="P247"><text:span text:style-name="Strong_20_Emphasis"><text:span text:style-name="T13">inheritance</text:span></text:span></text:p>
        </text:list-item>
        <text:list-item>
          <text:p text:style-name="P247"><text:span text:style-name="Strong_20_Emphasis"><text:span text:style-name="T13">class hierarchy</text:span></text:span></text:p>
        </text:list-item>
      </text:list>
      <text:p text:style-name="P221"><text:span text:style-name="Strong_20_Emphasis"><text:span text:style-name="T72">DEFINITIONS<text:line-break/>class: <text:s/></text:span></text:span><text:span text:style-name="T67">an abstraction that encapsulates data and behavior</text:span></text:p>
      <text:p text:style-name="P154"><text:span text:style-name="Strong_20_Emphasis"><text:span text:style-name="T13">class definition: </text:span></text:span><text:span text:style-name="T13">written code that describes a class</text:span></text:p>
      <text:p text:style-name="P154"><text:span text:style-name="Strong_20_Emphasis"><text:span text:style-name="T15">I</text:span></text:span><text:span text:style-name="Strong_20_Emphasis"><text:span text:style-name="T13">nstance or object: <text:s/>a unique copy of a class that exists only while a program is running</text:span></text:span></text:p>
      <text:p text:style-name="P153"><text:span text:style-name="Strong_20_Emphasis"><text:span text:style-name="T13">inheritance: <text:s/>a way to make a class by borrowing from another class</text:span></text:span></text:p>
      <text:p text:style-name="P153"><text:span text:style-name="Strong_20_Emphasis"><text:span text:style-name="T13">class hierarchy: <text:s/>classes that are related by inheritance</text:span></text:span></text:p>
      <text:p text:style-name="P153"><text:soft-page-break/><text:span text:style-name="Strong_20_Emphasis"><text:span text:style-name="T13">method: <text:s/>a command that returns data from an object</text:span></text:span></text:p>
      <text:p text:style-name="P153"><text:span text:style-name="Strong_20_Emphasis"><text:span text:style-name="T13">attribute or property: data that can be set or retrieved from the object</text:span></text:span></text:p>
      <text:p text:style-name="P153"><text:span text:style-name="Strong_20_Emphasis"><text:span text:style-name="T13">variable: a name that can be assigned a value or object</text:span></text:span></text:p>
      <text:p text:style-name="P153"><text:span text:style-name="Strong_20_Emphasis"><text:span text:style-name="T13">expression or statement: any combination of variables, classes, and methods that returns a result</text:span></text:span></text:p>
      <text:p text:style-name="P131"><text:line-break/><text:span text:style-name="T55">Ruby … apex is BasicObject</text:span></text:p>
      <text:p text:style-name="P137">Object class inherits from BasicObject</text:p>
      <text:p text:style-name="P137">All classes inherit from Object (provides methods such as nil?, to_s, and others)</text:p>
      <text:p text:style-name="P156"/>
      <text:p text:style-name="P139">class Example &lt; Object</text:p>
      <text:p text:style-name="P139">.</text:p>
      <text:p text:style-name="P139">.</text:p>
      <text:p text:style-name="P139">end</text:p>
      <text:p text:style-name="P138"><text:s/><text:span text:style-name="T56">no need to explicitly subclass from Object</text:span></text:p>
      <text:p text:style-name="P139">class Example</text:p>
      <text:p text:style-name="P139">.</text:p>
      <text:p text:style-name="P139">.</text:p>
      <text:p text:style-name="P139">end</text:p>
      <text:p text:style-name="P139">dot operator:</text:p>
      <text:p text:style-name="P11">example.to_s</text:p>
      <text:p text:style-name="P11">Date.today</text:p>
      <text:p text:style-name="P11">birthday = Date.new(1990, 12, 22)</text:p>
      <text:p text:style-name="P11">birthmonth = birthday.month</text:p>
      <text:p text:style-name="P139">can chain:</text:p>
      <text:p text:style-name="P11">2.2.3 :005 &gt; nonsense='foobar' </text:p>
      <text:p text:style-name="P11"><text:s/>=&gt; "foobar" </text:p>
      <text:p text:style-name="P11">2.2.3 :006 &gt; reversed = nonsense.reverse </text:p>
      <text:p text:style-name="P11"><text:s/>=&gt; "raboof" </text:p>
      <text:p text:style-name="P11">2.2.3 :007 &gt; capitalized = reversed.upcase </text:p>
      <text:p text:style-name="P11"><text:s/>=&gt; "RABOOF" </text:p>
      <text:p text:style-name="P11">2.2.3 :008 &gt; foobar2 = 'foobar2' </text:p>
      <text:p text:style-name="P11"><text:s/>=&gt; "foobar2" </text:p>
      <text:p text:style-name="P11">2.2.3 :009 &gt; foobar2.reverse.upcase </text:p>
      <text:p text:style-name="P11"><text:s/>=&gt; "2RABOOF" </text:p>
      <text:p text:style-name="P11">2.2.3 :010 &gt; </text:p>
      <text:p text:style-name="P11"/>
      <text:p text:style-name="P172">:<text:span text:style-name="T57">name (colon) makes an immutable “variable” (set once, never change)</text:span></text:p>
      <text:p text:style-name="P140">Attributes</text:p>
      <text:p text:style-name="P5"><text:span text:style-name="T11">In an object, methods do the work and data is stored as variables. We can use the </text:span><text:span text:style-name="Source_20_Text"><text:span text:style-name="T19">initialize</text:span></text:span><text:span text:style-name="T11"> method to input data to the object. We can’t access data in variables from outside the object unless it is exposed as </text:span><text:span text:style-name="Emphasis"><text:span text:style-name="T11">attributes</text:span></text:span><text:span text:style-name="T11">.</text:span></text:p>
      <text:p text:style-name="P59">Classes can have attributes, which we can “set” and “get.” That is, we can establish a value for an attribute and retrieve the value by specifying the attribute name.</text:p>
      <text:p text:style-name="P59">Attributes are a convenient way to push data to an object and pull it out later.</text:p>
      <text:p text:style-name="P59">In Ruby, attributes are also called properties.</text:p>
      <text:p text:style-name="P57"><text:span text:style-name="T13">Here we use the </text:span><text:span text:style-name="Source_20_Text"><text:span text:style-name="T21">attr_accessor</text:span></text:span><text:span text:style-name="T13"> directive to specify that we want to expose </text:span><text:span text:style-name="Source_20_Text"><text:span text:style-name="T21">honorific</text:span></text:span><text:span text:style-name="T13">, </text:span><text:span text:style-name="Source_20_Text"><text:span text:style-name="T21">name</text:span></text:span><text:span text:style-name="T13"> and </text:span><text:span text:style-name="Source_20_Text"><text:span text:style-name="T21">date</text:span></text:span><text:span text:style-name="T13"> attributes.</text:span></text:p>
      <text:p text:style-name="P88">attr_accessor :honorific</text:p>
      <text:p text:style-name="P88">attr_accessor :name</text:p>
      <text:p text:style-name="P88">attr_accessor :date</text:p>
      <text:p text:style-name="P57"><text:span text:style-name="T13">If we use </text:span><text:span text:style-name="Source_20_Text"><text:span text:style-name="T21">attr_accessor</text:span></text:span><text:span text:style-name="T13"> to establish attributes, we can use the attribute names as methods. For example, we could write:</text:span></text:p>
      <text:p text:style-name="P88">ex = Example.new('Daniel',nil)</text:p>
      <text:p text:style-name="P88">my_name = ex.name</text:p>
      <text:p text:style-name="P59">In Ruby, attributes are just specialized methods that expose data outside the object.</text:p>
      <text:p text:style-name="P4"><text:soft-page-break/><text:line-break/></text:p>
      <text:p text:style-name="P169">Instance Variable:</text:p>
      <text:p text:style-name="P12">@varname</text:p>
      <text:p text:style-name="P12">attr_accessor is an instance variable accessible outside the object</text:p>
      <text:p text:style-name="P169"/>
      <text:p text:style-name="P169"><text:span text:style-name="T11">Rails beginners learn the simple rule that you have to use the </text:span><text:span text:style-name="Source_20_Text"><text:span text:style-name="T19">@</text:span></text:span><text:span text:style-name="T11"> (at) sign if you want a variable to be available in the view. Intermediate Rails developers learn that the variable with the </text:span><text:span text:style-name="Source_20_Text"><text:span text:style-name="T19">@</text:span></text:span><text:span text:style-name="T11"> (at) sign is called an instance variable and is only available within the </text:span><text:span text:style-name="Emphasis"><text:span text:style-name="T11">scope</text:span></text:span><text:span text:style-name="T11"> of the instance (practically speaking, to other methods in the class definition). That leads to a question: Why is an instance variable available inside a view?</text:span></text:p>
      <text:p text:style-name="P207">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169"/>
      <text:p text:style-name="P173">Double Bar Equals, bar bar ruby, double pipe equals ruby, or equals</text:p>
      <text:p text:style-name="P173"><text:tab/>@honorific ||= 'Esteemed'</text:p>
      <text:p text:style-name="P173"><text:tab/>same as:</text:p>
      <text:p text:style-name="P173"><text:tab/>if not x</text:p>
      <text:p text:style-name="P173"><text:tab/><text:tab/>x =y</text:p>
      <text:p text:style-name="P173"><text:tab/>end</text:p>
      <text:p text:style-name="P13">Conditional assignment often used to assing a “default value” when no other value has been assigned.</text:p>
      <text:p text:style-name="P13"/>
      <text:p text:style-name="P173">Ter<text:span text:style-name="T58">n</text:span>ary operator</text:p>
      <text:p text:style-name="P13">condition ? value_if_true : value_if_false <text:s/>(like php)</text:p>
      <text:p text:style-name="P14">if date.nil?</text:p>
      <text:p text:style-name="P14"><text:tab/>@date = Date.today</text:p>
      <text:p text:style-name="P14">else</text:p>
      <text:p text:style-name="P14"><text:tab/>@date = date</text:p>
      <text:p text:style-name="P14">end</text:p>
      <text:p text:style-name="P14">@date = date.nil? ? Date.today : date</text:p>
      <text:p text:style-name="P14"/>
      <text:p text:style-name="P174">Interpolation</text:p>
      <text:p text:style-name="P15">consider:</text:p>
      <text:p text:style-name="P15">@honorific = 'Mr.'</text:p>
      <text:p text:style-name="P15">@name = <text:s/>'Foobar Kadigan'</text:p>
      <text:p text:style-name="P15">titled_name = @honorific + ' ' + @name</text:p>
      <text:p text:style-name="P15"/>
      <text:p text:style-name="P15">another way:</text:p>
      <text:p text:style-name="P15">titled_name = “#{@honorific} #{@name}” <text:s/></text:p>
      <text:p text:style-name="P15"/>
      <text:p text:style-name="P15">The has<text:span text:style-name="T59">h</text:span>mark indicates any expression within the curly braces is to be <text:span text:style-name="T59">evaluated</text:span> and returned as a string. <text:s/>This only works when you surround the expression with double quote marks.</text:p>
      <text:p text:style-name="P15"/>
      <text:p text:style-name="P175">Access Control</text:p>
      <text:p text:style-name="P16">Any method will return a result</text:p>
      <text:p text:style-name="P16">You want to create a method that can only be used by other methods in the same class. <text:s/>This is common.</text:p>
      <text:p text:style-name="P16"/>
      <text:p text:style-name="P16"><text:soft-page-break/>Any methods that follow the key word <text:span text:style-name="T60">private</text:span><text:span text:style-name="T46"> should be only used by methods in the same class (or subclass)</text:span></text:p>
      <text:p text:style-name="P16"/>
      <text:p text:style-name="P16"><text:span text:style-name="T46">There is also a </text:span><text:span text:style-name="T60">protected</text:span><text:span text:style-name="T46"> keyword, seldom seen, difference is subtle</text:span></text:p>
      <text:p text:style-name="P193"/>
      <text:p text:style-name="P15"/>
      <text:p text:style-name="P175">Hash (dictionary, associative array, map)</text:p>
      <text:p text:style-name="P209"/>
      <text:p text:style-name="P93">birthdays = {</text:p>
      <text:p text:style-name="P95"><text:s text:c="2"/><text:span text:style-name="T44">'Ludwig van Beethoven' =&gt; Date.new(1770,12,16),</text:span></text:p>
      <text:p text:style-name="P94"><text:s text:c="2"/><text:span text:style-name="T44">'Dave Brubeck' =&gt; Date.new(1920,12,6),</text:span></text:p>
      <text:p text:style-name="P94"><text:s text:c="2"/><text:span text:style-name="T44">'Buddy Holly' =&gt; Date.new(1936,9,7),</text:span></text:p>
      <text:p text:style-name="P94"><text:s text:c="2"/><text:span text:style-name="T44">'Keith Richards' =&gt; Date.new(1943,12,18)</text:span></text:p>
      <text:p text:style-name="P96">}</text:p>
      <text:p text:style-name="P16">the “hashrocket” (=&gt;) associates a key and value pair in a hash</text:p>
      <text:p text:style-name="P16"/>
      <text:p text:style-name="P16">New syntax for the same thing:</text:p>
      <text:p text:style-name="P97">birthdays = {</text:p>
      <text:p text:style-name="P95"><text:span text:style-name="T50"><text:s text:c="3"/></text:span><text:span text:style-name="T44">beethoven: Date.new(1770,12,16),</text:span></text:p>
      <text:p text:style-name="P94"><text:s text:c="2"/><text:span text:style-name="T44">brubeck: Date.new(1920,12,6),</text:span></text:p>
      <text:p text:style-name="P94"><text:s text:c="2"/><text:span text:style-name="T44">holly: Date.new(1936,9,7),</text:span></text:p>
      <text:p text:style-name="P94"><text:s text:c="2"/><text:span text:style-name="T44">richards: Date.new(1943,12,18)</text:span></text:p>
      <text:p text:style-name="P96">}</text:p>
      <text:p text:style-name="P16">The <text:span text:style-name="T60">trailing </text:span><text:span text:style-name="T46">colon makes it a symbol (as opposed to leading colon)</text:span></text:p>
      <text:p text:style-name="P16"/>
      <text:p text:style-name="P42">You can use spaces in this construct if you preceed the quoted string thusly:</text:p>
      <text:p text:style-name="P16"/>
      <text:p text:style-name="P42">:'Ludwig van Beethoven' =&gt; Date.new(1770,12,16)</text:p>
      <text:p text:style-name="P16"/>
      <text:p text:style-name="P42">colons and hash rockets, you'll see them</text:p>
      <text:p text:style-name="P16"/>
      <text:p text:style-name="P193">Array</text:p>
      <text:p text:style-name="P16">can contain any kind of values including mixes of values and other arrays (nested)</text:p>
      <text:p text:style-name="P42">instantiated by square brackets</text:p>
      <text:p text:style-name="P42"/>
      <text:p text:style-name="P42">born_in_december = [ ]</text:p>
      <text:p text:style-name="P16"/>
      <text:p text:style-name="P16"><text:span text:style-name="T46">---</text:span><text:span text:style-name="T47">&gt;&gt;&gt; how about multidimensional arrays?? like this:?</text:span></text:p>
      <text:p text:style-name="P16"/>
      <text:p text:style-name="P43"><text:tab/>born_in_december = [ ] [ ]</text:p>
      <text:p text:style-name="P43"/>
      <text:p text:style-name="P16">Populated when created:</text:p>
      <text:p text:style-name="P16"/>
      <text:p text:style-name="P16">my_list = ['apples', 'oranges'] <text:s/>and equivalently using the %w:</text:p>
      <text:p text:style-name="P16">my_list = %w( apples oranges)</text:p>
      <text:p text:style-name="P16"/>
      <text:p text:style-name="P16">Add new elements into any array with <text:span text:style-name="T60">push</text:span><text:span text:style-name="T46"> method:</text:span></text:p>
      <text:p text:style-name="P42">my_list = Array.new</text:p>
      <text:p text:style-name="P42"><text:soft-page-break/>my_list.push 'apples'</text:p>
      <text:p text:style-name="P42">my_list.push 'oranges'</text:p>
      <text:p text:style-name="P44">(element 0 is apples, element 1 is oranges)</text:p>
      <text:p text:style-name="P17"/>
      <text:p text:style-name="P44">use the &lt;&lt; (shovel operator) to add items to the array:</text:p>
      <text:p text:style-name="P44">born_in_december &lt;&lt; name</text:p>
      <text:p text:style-name="P17"/>
      <text:p text:style-name="P2"><text:span text:style-name="T73">See Ruby api for array methods such as size, sort <text:s/></text:span><text:a xlink:type="simple" xlink:href="http://www.ruby-doc.org/core-2.2.3/Array.html"><text:span text:style-name="T73">http://www.ruby-doc.org/core-2.2.3/Array.html</text:span></text:a><text:span text:style-name="T73"> </text:span></text:p>
      <text:p text:style-name="P44"/>
      <text:p text:style-name="P176"><text:span text:style-name="T46">Iterator (recognized by </text:span><text:span text:style-name="T60">each</text:span><text:span text:style-name="T46">)</text:span></text:p>
      <text:p text:style-name="P44">famous_birthdays.each … always followed by a block of code, each item in an array or key-value pair in a hash is passed to the block of code to be processed</text:p>
      <text:p text:style-name="P17"/>
      <text:p text:style-name="P44">--&gt;&gt; question, what about a 2 or more dimensional array?? how is it handled? <text:s/>Like this?:</text:p>
      <text:p text:style-name="P44">famous.computerCoders[0].each (row 0 then each element?...</text:p>
      <text:p text:style-name="P17"/>
      <text:p text:style-name="P194">Block (as in code block)</text:p>
      <text:p text:style-name="P44">famous_birthdays.each do |name, date|</text:p>
      <text:p text:style-name="P44"><text:s text:c="3"/>If date.month == 12</text:p>
      <text:p text:style-name="P44"><text:s text:c="6"/>born_in_december &lt;&lt; name</text:p>
      <text:p text:style-name="P44"><text:s text:c="3"/>end</text:p>
      <text:p text:style-name="P44">end</text:p>
      <text:p text:style-name="P17"/>
      <text:p text:style-name="P18"><text:span text:style-name="T46">this construct is a </text:span><text:span text:style-name="T60">closure</text:span><text:span text:style-name="T46">. <text:s/>Other closures are </text:span><text:span text:style-name="T60">proc</text:span><text:span text:style-name="T46"> (procedure) and </text:span><text:span text:style-name="T60">lambda</text:span><text:span text:style-name="T46"> </text:span></text:p>
      <text:p text:style-name="P45">like an un-named method</text:p>
      <text:p text:style-name="P3"><text:span text:style-name="T73">see: </text:span><text:a xlink:type="simple" xlink:href="https://rubymonk.com/learning/books/4-ruby-primer-ascent/chapters/18-blocks/lessons/64-blocks-procs-lambdas"><text:span text:style-name="T73">https://rubymonk.com/learning/books/4-ruby-primer-ascent/chapters/18-blocks/lessons/64-blocks-procs-lambdas</text:span></text:a><text:span text:style-name="T73"> </text:span></text:p>
      <text:p text:style-name="P19"/>
      <text:p text:style-name="P195">Rails and More Keywords</text:p>
      <text:p text:style-name="P177"/>
      <text:p text:style-name="P196">More Ruby</text:p>
      <text:h text:style-name="P240" text:outline-level="4"><text:bookmark text:name="collaborative-learning"/>Collaborative Learning</text:h>
      <text:p text:style-name="P59">The best way to learn Ruby is to actually use it. That’s the concept behind this site:</text:p>
      <text:list xml:id="list1580966828712366164" text:style-name="L3">
        <text:list-item>
          <text:p text:style-name="P259"><text:a xlink:type="simple" xlink:href="http://exercism.io/"><text:span text:style-name="T25">Exercism.io</text:span></text:a></text:p>
        </text:list-item>
      </text:list>
      <text:p text:style-name="P59">With Exercism, you’ll work though code exercises and get feedback from other learners.</text:p>
      <text:h text:style-name="P99" text:outline-level="4"><text:bookmark text:name="online-tutorials"/>Online Tutorials</text:h>
      <text:list xml:id="list4028649818761324327" text:style-name="L4">
        <text:list-item>
          <text:p text:style-name="P260"><text:a xlink:type="simple" xlink:href="http://www.tryruby.org/"><text:span text:style-name="T25">TryRuby.org</text:span></text:a><text:span text:style-name="T13"> – free browser-based interactive tutorial from Code School</text:span></text:p>
        </text:list-item>
        <text:list-item>
          <text:p text:style-name="P260"><text:a xlink:type="simple" xlink:href="http://www.codecademy.com/tracks/ruby"><text:span text:style-name="T25">Codecademy Ruby Track</text:span></text:a><text:span text:style-name="T13"> – free browser-based interactive tutorials from Codecademy</text:span></text:p>
        </text:list-item>
        <text:list-item>
          <text:p text:style-name="P260"><text:a xlink:type="simple" xlink:href="http://rubymonk.com/"><text:span text:style-name="T25">Ruby Monk</text:span></text:a><text:span text:style-name="T13"> – free browser-based interactive tutorial from C42 Engineering</text:span></text:p>
        </text:list-item>
        <text:list-item>
          <text:p text:style-name="P260"><text:a xlink:type="simple" xlink:href="http://rubykoans.com/"><text:span text:style-name="T25">Ruby Koans</text:span></text:a><text:span text:style-name="T13"> – free browser-based interactive exercises from Jim Weirich and Joe O’Brien</text:span></text:p>
        </text:list-item>
        <text:list-item>
          <text:p text:style-name="P260"><text:a xlink:type="simple" xlink:href="http://tutorials.jumpstartlab.com/projects/ruby_in_100_minutes.html"><text:span text:style-name="T25">Ruby in 100 Minutes</text:span></text:a><text:span text:style-name="T13"> – free tutorial from JumpstartLab</text:span></text:p>
        </text:list-item>
        <text:list-item>
          <text:p text:style-name="P260"><text:a xlink:type="simple" xlink:href="http://codelikethis.com/lessons"><text:span text:style-name="T25">Code Like This</text:span></text:a><text:span text:style-name="T13"> – free tutorials by Alex Chaffee</text:span></text:p>
        </text:list-item>
        <text:list-item>
          <text:p text:style-name="P260"><text:a xlink:type="simple" xlink:href="http://curriculum.railsbridge.org/ruby/ruby"><text:span text:style-name="T25">RailsBridge Ruby</text:span></text:a><text:span text:style-name="T13"> – basic introduction to Ruby</text:span></text:p>
        </text:list-item>
        <text:list-item>
          <text:p text:style-name="P260"><text:a xlink:type="simple" xlink:href="https://www.codeschool.com/paths/ruby"><text:span text:style-name="T25">CodeSchool Ruby Track</text:span></text:a><text:span text:style-name="T13"> – instructional videos with in-browser coding exercises</text:span></text:p>
        </text:list-item>
      </text:list>
      <text:h text:style-name="P99" text:outline-level="4"><text:bookmark text:name="books"/>Books</text:h>
      <text:list xml:id="list5014923786591715736" text:style-name="L5">
        <text:list-item>
          <text:p text:style-name="P261"><text:a xlink:type="simple" xlink:href="http://pine.fm/LearnToProgram/"><text:span text:style-name="T25">Learn To Program</text:span></text:a><text:span text:style-name="T13"> – free ebook by Chris Pine</text:span></text:p>
        </text:list-item>
        <text:list-item>
          <text:p text:style-name="P261"><text:soft-page-break/><text:a xlink:type="simple" xlink:href="http://pragprog.com/book/ltp2/learn-to-program"><text:span text:style-name="T25">Learn To Program</text:span></text:a><text:span text:style-name="T13"> – expanded $18.50 ebook by Chris Pine</text:span></text:p>
        </text:list-item>
        <text:list-item>
          <text:p text:style-name="P261"><text:a xlink:type="simple" xlink:href="http://ruby.learncodethehardway.org/"><text:span text:style-name="T25">Learn Code the Hard Way</text:span></text:a><text:span text:style-name="T13"> – free from Zed Shaw and Rob Sobers</text:span></text:p>
        </text:list-item>
        <text:list-item>
          <text:p text:style-name="P261"><text:a xlink:type="simple" xlink:href="http://beginningruby.org/"><text:span text:style-name="T25">Beginning Ruby</text:span></text:a><text:span text:style-name="T13"> – by Peter Cooper</text:span></text:p>
        </text:list-item>
        <text:list-item>
          <text:p text:style-name="P261"><text:a xlink:type="simple" xlink:href="http://pragprog.com/book/ruby4/programming-ruby-1-9-2-0"><text:span text:style-name="T25">Programming Ruby</text:span></text:a><text:span text:style-name="T13"> – by Dave Thomas, Andy Hunt, and Chad Fowler</text:span></text:p>
        </text:list-item>
        <text:list-item>
          <text:p text:style-name="P261"><text:a xlink:type="simple" xlink:href="http://www.amazon.com/Eloquent-Ruby-Addison-Wesley-Professional-Series/dp/0321584104/"><text:span text:style-name="T25">Eloquent Ruby</text:span></text:a><text:span text:style-name="T13"> – by Russ Olsen</text:span></text:p>
        </text:list-item>
        <text:list-item>
          <text:p text:style-name="P261"><text:a xlink:type="simple" xlink:href="https://shiprise.dpdcart.com/"><text:span text:style-name="T25">Books by Avdi Grimm</text:span></text:a><text:span text:style-name="T13">, including </text:span><text:span text:style-name="Emphasis"><text:span text:style-name="T13">Confident Ruby</text:span></text:span><text:span text:style-name="T13"> and </text:span><text:span text:style-name="Emphasis"><text:span text:style-name="T13">Objects on Rails</text:span></text:span><text:span text:style-name="T13">.</text:span></text:p>
        </text:list-item>
      </text:list>
      <text:h text:style-name="P99" text:outline-level="4"><text:bookmark text:name="newsletters"/>Newsletters</text:h>
      <text:list xml:id="list5447450472503291136" text:style-name="L6">
        <text:list-item>
          <text:p text:style-name="P262"><text:a xlink:type="simple" xlink:href="https://practicingruby.com/"><text:span text:style-name="T25">Practicing Ruby</text:span></text:a><text:span text:style-name="T13"> – $8/month for access to over 90 helpful articles on Ruby</text:span></text:p>
        </text:list-item>
        <text:list-item>
          <text:p text:style-name="P262"><text:a xlink:type="simple" xlink:href="https://rubysteps.com/"><text:span text:style-name="T25">RubySteps</text:span></text:a><text:span text:style-name="T13"> – weekly lessons by email from Pat Maddox</text:span></text:p>
        </text:list-item>
      </text:list>
      <text:h text:style-name="P99" text:outline-level="4"><text:bookmark text:name="screencasts"/>Screencasts</text:h>
      <text:list xml:id="list3231593339950059641" text:style-name="L7">
        <text:list-item>
          <text:p text:style-name="P263"><text:a xlink:type="simple" xlink:href="http://www.rubytapas.com/"><text:span text:style-name="T25">RubyTapas</text:span></text:a><text:span text:style-name="T13"> – $9/month for access to over 100 screencasts on Ruby</text:span></text:p>
        </text:list-item>
      </text:list>
      <text:p text:style-name="P4"><text:line-break/></text:p>
      <text:p text:style-name="P197">Layout and Views</text:p>
      <text:p text:style-name="P20"><text:span text:style-name="T48">T</text:span><text:span text:style-name="T46">he default </text:span><text:span text:style-name="T60">templating engine</text:span><text:span text:style-name="T46"> uses </text:span><text:span text:style-name="T60">.erb </text:span><text:span text:style-name="T46">files. <text:s/>Others us Haml* or Slim, .erb is most popular</text:span></text:p>
      <text:p text:style-name="P20"/>
      <text:p text:style-name="P198">Introducing the Application Layout</text:p>
      <text:p text:style-name="P46">see app/views/visitors/new.html.erb</text:p>
      <text:p text:style-name="P20"/>
      <text:p text:style-name="P47">see app/views/layouts/application.html.erb, and the controller</text:p>
      <text:p text:style-name="P6"/>
      <text:p text:style-name="P47">The render method combines app/views/vistors/new.html.erb with app/views/layouts/application.html.erb application layout.</text:p>
      <text:p text:style-name="P6"/>
      <text:p text:style-name="P47">You can suppress the application of the layout:</text:p>
      <text:p text:style-name="P6"/>
      <text:p text:style-name="P47">render 'visitors/new', :layout =&gt; false</text:p>
      <text:p text:style-name="P6"/>
      <text:p text:style-name="P47">or.. point to app/views/layouts/special.html.erb:</text:p>
      <text:p text:style-name="P6"/>
      <text:p text:style-name="P47">render 'visitors/new', :layout =&gt; 'special'</text:p>
      <text:p text:style-name="P6"/>
      <text:p text:style-name="P48">used for special categories such as admin pages or landing pages</text:p>
      <text:p text:style-name="P48"/>
      <text:p text:style-name="P6"><text:span text:style-name="T11">We won’t use alternative layouts in this tutorial application, but it’s good to know they are an option. The reference </text:span><text:a xlink:type="simple" xlink:href="http://guides.rubyonrails.org/layouts_and_rendering.html"><text:span text:style-name="T24">RailsGuides: Layouts and Rendering in Rails</text:span></text:a><text:span text:style-name="T10"> </text:span><text:span text:style-name="T11">explains more about using alternative layouts.</text:span></text:p>
      <text:p text:style-name="P6"/>
      <text:p text:style-name="P210">Yield</text:p>
      <text:p text:style-name="P178"/>
      <text:p text:style-name="P62">render method inserts the view file in the application layout where &lt;%= yield %&gt; is</text:p>
      <text:p text:style-name="P21"><text:span text:style-name="T4">.. it is replaced with a view file that is specific to the controller and action, the content from the view is inserted where you place the </text:span><text:span text:style-name="T9">yield</text:span><text:span text:style-name="T4"> keyword.</text:span></text:p>
      <text:p text:style-name="P21"/>
      <text:p text:style-name="P210">Yield Variations</text:p>
      <text:p text:style-name="P62">can use yield to insert sidebar or footer</text:p>
      <text:p text:style-name="P62"/>
      <text:p text:style-name="P60">For example, you could create an application layout that includes a sidebar. This is just an example, so don’t <text:soft-page-break/>add it to the application you are building:</text:p>
      <text:p text:style-name="P88">&lt;!DOCTYPE html&gt;</text:p>
      <text:p text:style-name="P88">&lt;html&gt;</text:p>
      <text:p text:style-name="P88">&lt;head&gt;</text:p>
      <text:p text:style-name="P89"><text:s text:c="2"/><text:span text:style-name="T44">&lt;title&gt;LearnRails&lt;/title&gt;</text:span></text:p>
      <text:p text:style-name="P89"><text:s text:c="2"/><text:span text:style-name="T44">&lt;%= stylesheet_link_tag 'application', media: 'all', 'data-turbolinks-track' =&gt; true %&gt;</text:span></text:p>
      <text:p text:style-name="P89"><text:s text:c="2"/><text:span text:style-name="T44">&lt;%= javascript_include_tag 'application', 'data-turbolinks-track' =&gt; true %&gt;</text:span></text:p>
      <text:p text:style-name="P89"><text:s text:c="2"/><text:span text:style-name="T44">&lt;%= csrf_meta_tags %&gt;</text:span></text:p>
      <text:p text:style-name="P88">&lt;/head&gt;</text:p>
      <text:p text:style-name="P88">&lt;body&gt;</text:p>
      <text:p text:style-name="P89"><text:s text:c="2"/><text:span text:style-name="T44">&lt;div class="main"&gt;</text:span></text:p>
      <text:p text:style-name="P89"><text:s text:c="4"/><text:span text:style-name="T44">&lt;%= yield %&gt;</text:span></text:p>
      <text:p text:style-name="P89"><text:s text:c="2"/><text:span text:style-name="T44">&lt;/div&gt;</text:span></text:p>
      <text:p text:style-name="P89"><text:s text:c="2"/><text:span text:style-name="T44">&lt;div class="sidebar"&gt;</text:span></text:p>
      <text:p text:style-name="P89"><text:s text:c="4"/><text:span text:style-name="T44">&lt;%= yield :sidebar %&gt;</text:span></text:p>
      <text:p text:style-name="P89"><text:s text:c="2"/><text:span text:style-name="T44">&lt;/div&gt;</text:span></text:p>
      <text:p text:style-name="P88">&lt;/body&gt;</text:p>
      <text:p text:style-name="P88">&lt;/html&gt;</text:p>
      <text:p text:style-name="P59">This view file provides both the main content and a sidebar:</text:p>
      <text:p text:style-name="P88">&lt;% content_for :sidebar do %&gt;</text:p>
      <text:p text:style-name="P89"><text:s text:c="2"/><text:span text:style-name="T44">&lt;h3&gt;Contact Info&lt;/h3&gt;</text:span></text:p>
      <text:p text:style-name="P89"><text:s text:c="2"/><text:span text:style-name="T44">&lt;p&gt;Email: me@example.com&lt;/p&gt;</text:span></text:p>
      <text:p text:style-name="P88">&lt;% end %&gt;</text:p>
      <text:p text:style-name="P88">&lt;h3&gt;Main&lt;/h3&gt;</text:p>
      <text:p text:style-name="P88">&lt;p&gt;Welcome!&lt;/p&gt;</text:p>
      <text:p text:style-name="P57"><text:span text:style-name="T13">This section gets inserted at the </text:span><text:span text:style-name="Source_20_Text"><text:span text:style-name="T21">&lt;%= yield :sidebar %&gt;</text:span></text:span><text:span text:style-name="T13"> location:</text:span></text:p>
      <text:p text:style-name="P88">&lt;% content_for :sidebar do %&gt;</text:p>
      <text:p text:style-name="P89"><text:s text:c="2"/><text:span text:style-name="T44">&lt;h3&gt;Contact Info&lt;/h3&gt;</text:span></text:p>
      <text:p text:style-name="P89"><text:s text:c="2"/><text:span text:style-name="T44">&lt;p&gt;Email: me@example.com&lt;/p&gt;</text:span></text:p>
      <text:p text:style-name="P88">&lt;% end %&gt;</text:p>
      <text:p text:style-name="P88">.</text:p>
      <text:p text:style-name="P88">.</text:p>
      <text:p text:style-name="P88">.</text:p>
      <text:p text:style-name="P57"><text:span text:style-name="T13">The rest of the file gets inserted at the main </text:span><text:span text:style-name="Source_20_Text"><text:span text:style-name="T21">&lt;%= yield %&gt;</text:span></text:span><text:span text:style-name="T13"> location.</text:span></text:p>
      <text:p text:style-name="P57"><text:span text:style-name="T13">Again, don’t add this to your application. I’m just offering it as an example of multiple </text:span><text:span text:style-name="Source_20_Text"><text:span text:style-name="T21">yield</text:span></text:span><text:span text:style-name="T13"> statements.</text:span></text:p>
      <text:p text:style-name="P57"><text:span text:style-name="T13">The reference </text:span><text:a xlink:type="simple" xlink:href="http://guides.rubyonrails.org/layouts_and_rendering.html"><text:span text:style-name="T25">RailsGuides: Layouts and Rendering in Rails</text:span></text:a><text:span text:style-name="T13"> explains more about using </text:span><text:span text:style-name="Source_20_Text"><text:span text:style-name="T21">yield</text:span></text:span><text:span text:style-name="T13"> and </text:span><text:span text:style-name="Source_20_Text"><text:span text:style-name="T21">content_for</text:span></text:span><text:span text:style-name="T13">.</text:span></text:p>
      <text:p text:style-name="P168"><text:line-break/><text:span text:style-name="T5">ERB Delimiters</text:span></text:p>
      <text:p text:style-name="P22"><text:span text:style-name="T5">d</text:span><text:span text:style-name="T4">isplay results:</text:span></text:p>
      <text:p text:style-name="P63"><text:tab/>&lt;%= 2 + 2 %&gt;</text:p>
      <text:p text:style-name="P22"/>
      <text:p text:style-name="P63">run code:</text:p>
      <text:p text:style-name="P63"><text:tab/>&lt;% 3.times do %</text:p>
      <text:p text:style-name="P63"><text:tab/><text:tab/>&lt;li&gt;list item&lt;/li&gt;</text:p>
      <text:p text:style-name="P63"><text:tab/>&lt;% end %&gt;</text:p>
      <text:p text:style-name="P22"/>
      <text:p text:style-name="P63"><text:soft-page-break/>erb comment, does not execute, does not appear in output:</text:p>
      <text:p text:style-name="P63"><text:tab/>&lt;%# this is a comment %&gt;</text:p>
      <text:p text:style-name="P22"/>
      <text:p text:style-name="P211">Introducing View Helpers</text:p>
      <text:p text:style-name="P63">meta tags, <text:s/>macros that expand e.g.:</text:p>
      <text:p text:style-name="P63"><text:tab/>&lt;%= csrf_meta_tags %&gt;</text:p>
      <text:p text:style-name="P63">expands to:</text:p>
      <text:p text:style-name="P235"/>
      <text:p text:style-name="P238">&lt;meta content="authenticity_token" name="csrf-param" /&gt;</text:p>
      <text:p text:style-name="P239">&lt;meta content="NRPrgfuj5GAyylNpNxQaMHDypcOsu6dmh5DT1yET6hQ=" name="csrf-token" /&gt;</text:p>
      <text:p text:style-name="P227"/>
      <text:p text:style-name="P226">prevent Cross Site Request Forgery</text:p>
      <text:p text:style-name="P226"/>
      <text:p text:style-name="P179">The Rails Layout Gem</text:p>
      <text:p text:style-name="P199"/>
      <text:p text:style-name="P80"/>
      <text:p text:style-name="P41"/>
      <text:p text:style-name="P50">rails generate layout:install simple --force </text:p>
      <text:p text:style-name="P79"/>
      <text:p text:style-name="P49"/>
      <text:p text:style-name="P23">…... <text:span text:style-name="T61">errors.... </text:span></text:p>
      <text:p text:style-name="P228">removed notes file from /lib/</text:p>
      <text:p text:style-name="P228">removed figaro gem</text:p>
      <text:p text:style-name="P229">removed file /config/initializers/figaro.rb</text:p>
      <text:p text:style-name="P242">Figaro.require_keys("GMAIL_USERNAME", "GMAIL_PASSWORD", "MAILCHIMP_API_KEY", </text:p>
      <text:p text:style-name="P242"><text:tab/>"DOMAIN_NAME", "MAILCHIMP_LIST_ID", "OWNER_EMAIL", "SALT", "SECRET_KEY_BASE")</text:p>
      <text:p text:style-name="P25"/>
      <text:p text:style-name="P9"><text:span text:style-name="T61">rails generate layout:install simple --force <text:s text:c="2"/></text:span>then worked</text:p>
      <text:p text:style-name="P9"/>
      <text:p text:style-name="P61">The rails_layout gem will rename the file:</text:p>
      <text:list xml:id="list2136498679045330165" text:style-name="L8">
        <text:list-item>
          <text:p text:style-name="P264"><text:span text:style-name="Strong_20_Emphasis"><text:span text:style-name="T13">app/assets/stylesheets/application.css</text:span></text:span></text:p>
        </text:list-item>
      </text:list>
      <text:p text:style-name="P59">to:</text:p>
      <text:list xml:id="list6903976321072725289" text:style-name="L9">
        <text:list-item>
          <text:p text:style-name="P265"><text:span text:style-name="Strong_20_Emphasis"><text:span text:style-name="T13">app/assets/stylesheets/application.css.scss</text:span></text:span></text:p>
        </text:list-item>
      </text:list>
      <text:p text:style-name="P59">The gem will add (or modify) five files:</text:p>
      <text:list xml:id="list17964327303284895" text:style-name="L10">
        <text:list-item>
          <text:p text:style-name="P266"><text:span text:style-name="Strong_20_Emphasis"><text:span text:style-name="T13">app/views/layouts/application.html.erb</text:span></text:span></text:p>
        </text:list-item>
        <text:list-item>
          <text:p text:style-name="P266"><text:span text:style-name="Strong_20_Emphasis"><text:span text:style-name="T13">app/assets/stylesheets/simple.css</text:span></text:span></text:p>
        </text:list-item>
        <text:list-item>
          <text:p text:style-name="P266"><text:span text:style-name="Strong_20_Emphasis"><text:span text:style-name="T13">app/views/layouts/_messages.html.erb</text:span></text:span></text:p>
        </text:list-item>
        <text:list-item>
          <text:p text:style-name="P266"><text:span text:style-name="Strong_20_Emphasis"><text:span text:style-name="T13">app/views/layouts/_navigation.html.erb</text:span></text:span></text:p>
        </text:list-item>
        <text:list-item>
          <text:p text:style-name="P266"><text:span text:style-name="Strong_20_Emphasis"><text:span text:style-name="T13">app/views/layouts/_navigation_links.html.erb</text:span></text:span></text:p>
        </text:list-item>
      </text:list>
      <text:p text:style-name="P171"/>
      <text:p text:style-name="P9"/>
      <text:p text:style-name="P170">Basic Boilerplate</text:p>
      <text:p text:style-name="P170"><text:tab/><text:span text:style-name="T63">see app/views/layouts/application.html.erb</text:span></text:p>
      <text:p text:style-name="P170"/>
      <text:p text:style-name="P26">viewport</text:p>
      <text:p text:style-name="P170"><text:soft-page-break/></text:p>
      <text:p text:style-name="P180">Asset Pipeline</text:p>
      <text:p text:style-name="P28">rails asset pipeline, delivers one consolidated file for javascript and one for css. @dev, still individual files for debugging purposes but in prod, one file for performance improvements</text:p>
      <text:p text:style-name="P30">app/assets/javascripts <text:s/>← where scripts go</text:p>
      <text:p text:style-name="P30">app/assets/stylesheets ← where stylesheets go</text:p>
      <text:p text:style-name="P30"/>
      <text:p text:style-name="P30">in head:</text:p>
      <text:p text:style-name="P30"><text:s text:c="4"/>&lt;%= stylesheet_link_tag 'application', media: 'all', 'data-turbolinks-track' =&gt; true %&gt; </text:p>
      <text:p text:style-name="P30"><text:s text:c="4"/>&lt;%= javascript_include_tag 'application', 'data-turbolinks-track' =&gt; true %&gt; </text:p>
      <text:p text:style-name="P30"/>
      <text:p text:style-name="P30">delivers to browser:</text:p>
      <text:p text:style-name="P98"><text:span text:style-name="T75">&lt;link href="/assets/application.css" media="all" rel="stylesheet" type="text/css" /&gt;</text:span><text:tab/></text:p>
      <text:p text:style-name="P98">&lt;script src="/assets/application.js" type="text/javascript"&gt;&lt;/script&gt;</text:p>
      <text:p text:style-name="P29"/>
      <text:p text:style-name="P180">Navigation Links</text:p>
      <text:p text:style-name="P26"><text:span text:style-name="T64">first introduce </text:span>partial template</text:p>
      <text:p text:style-name="P26">place the file in any view folder and use render to insert the partial, <text:span text:style-name="T64">prefix file with underscore</text:span></text:p>
      <text:p text:style-name="P27">eg: <text:s/>app/views/layouts/_footer.html.erb <text:s text:c="4"/></text:p>
      <text:p text:style-name="P27">&lt;%= render 'layouts/footer' %&gt; <text:span text:style-name="T64">(the render path is relative to the folder “views”, note no leading underscore and no extension in the render&gt;</text:span></text:p>
      <text:p text:style-name="P27"/>
      <text:p text:style-name="P30">In our ongoing example</text:p>
      <text:p text:style-name="P30">views/layouts/_navigation.html.erb ← has the invocation for links, <text:span text:style-name="T65">this has a helper link to home and calls more via subsequent render </text:span>(this is called in the “<text:span text:style-name="T65">main” </text:span>render, it then calls the render for <text:span text:style-name="T65">more</text:span> links)</text:p>
      <text:p text:style-name="P30">views/layouts/_navigation_links.html.erb ← has the links , <text:span text:style-name="T65">lin</text:span></text:p>
      <text:p text:style-name="P26"/>
      <text:p text:style-name="P180">Link Helpers</text:p>
      <text:p text:style-name="P26">Rails helper: <text:s/>“link_to” in <text:span text:style-name="T64">conjunction</text:span> with config/routes.rb <text:s text:c="2"/></text:p>
      <text:p text:style-name="P26"><text:s text:c="3"/>gives us links that can be changed in one place</text:p>
      <text:p text:style-name="P31">app/views/layouts/_navigation.html.erb <text:s/>← “links” here</text:p>
      <text:p text:style-name="P31">&lt;%= render 'layouts/navigation %<text:span text:style-name="T64">&gt; <text:s/>← where you want the navigation controls to appear (note underscore usage and file name used in invocation are the same format as navigation links just above)</text:span></text:p>
      <text:p text:style-name="P31"/>
      <text:p text:style-name="P181">Flash Messages</text:p>
      <text:p text:style-name="P32">to display alerts, including errors and other notices</text:p>
      <text:p text:style-name="P32">usually one per page, but no limit </text:p>
      <text:p text:style-name="P32"/>
      <text:p text:style-name="P182">Creating Flash Messages</text:p>
      <text:p text:style-name="P32">created in controller</text:p>
      <text:p text:style-name="P32">flash[:notice] = 'Welcome!' <text:s/># notice is green</text:p>
      <text:p text:style-name="P32">flash[:alert] = 'My birthday is soon.' <text:s/>#alert is red</text:p>
      <text:p text:style-name="P32">also</text:p>
      <text:p text:style-name="P32">flash[:warning] = 'Do not wear black when walking on the road at night!'</text:p>
      <text:p text:style-name="P33">flash[:arbitrary_hash_key] = “whatever message”</text:p>
      <text:p text:style-name="P33"/>
      <text:p text:style-name="P33">The result is delivered to the page with &lt;div class=”hash key”&gt;”message”&lt;/div&gt;</text:p>
      <text:p text:style-name="P33">You can then use css to format the message.</text:p>
      <text:p text:style-name="P26"><text:soft-page-break/></text:p>
      <text:p text:style-name="P183">Flash and Flash Now</text:p>
      <text:p text:style-name="P33">Controls persistence of message</text:p>
      <text:p text:style-name="P33">flash.now in controller when you immediately render a page, the message will disappear after the user clicks any link. <text:s/>This is the choice in normal use in controller before render.</text:p>
      <text:p text:style-name="P33">flash in controller when you redirect to another page, for example redirect)to root_path directive. <text:s/>Flash.now before a redirect, the user will not see it because it does not persist through redirects or links</text:p>
      <text:p text:style-name="P33"/>
      <text:p text:style-name="P183">Explaining Ruby Code (Flash object)</text:p>
      <text:p text:style-name="P33">it is a Ruby hash</text:p>
      <text:p text:style-name="P33">:notice :alert are “arbitrary” symbols used as hash keys</text:p>
      <text:p text:style-name="P33"/>
      <text:p text:style-name="P183">The Flash Messages Partial</text:p>
      <text:p text:style-name="P34">views/layouts/_messages.html.erb</text:p>
      <text:p text:style-name="P33"/>
      <text:p text:style-name="P184">HTML5 Elements</text:p>
      <text:p text:style-name="P34">&lt;header&gt;, &lt;main&gt;, &lt;footer&gt;</text:p>
      <text:p text:style-name="P34">Use “role = “main” for a while until the disabilities portions of the browser recognize main as “main”</text:p>
      <text:p text:style-name="P34"><text:s text:c="3"/>as in &lt;main role=”main”&gt;</text:p>
      <text:p text:style-name="P34"/>
      <text:p text:style-name="P185">CSS Frameworks</text:p>
      <text:p text:style-name="P185"/>
      <text:p text:style-name="P185">JavaScript Libraries and Frameworks – server side</text:p>
      <text:p text:style-name="P35">Prototype one of first JavaScript libraries to improve JavaScript support in RoR</text:p>
      <text:list xml:id="list6978408460123632429" text:style-name="L11">
        <text:list-item>
          <text:p text:style-name="P249">MooTools</text:p>
        </text:list-item>
        <text:list-item>
          <text:p text:style-name="P249">Dojo</text:p>
        </text:list-item>
        <text:list-item>
          <text:p text:style-name="P249">jQuery (most popular) included by default in any new Rails application</text:p>
        </text:list-item>
      </text:list>
      <text:p text:style-name="P35"/>
      <text:p text:style-name="P35">Libraries – client side (use RoR as back end)</text:p>
      <text:p text:style-name="P35">“fully” functional apps on one page, use a variant of MVC</text:p>
      <text:list xml:id="list2864711175904477491" text:style-name="L12">
        <text:list-item>
          <text:p text:style-name="P250">Ember.js</text:p>
        </text:list-item>
        <text:list-item>
          <text:p text:style-name="P250">AngularJS</text:p>
        </text:list-item>
        <text:list-item>
          <text:p text:style-name="P250">Backbone.js</text:p>
        </text:list-item>
      </text:list>
      <text:p text:style-name="P35"/>
      <text:p text:style-name="P185">Front-End Frameworks – combine CSS and JavaScript libraries.</text:p>
      <text:list xml:id="list2300575466396382675" text:style-name="L13">
        <text:list-item>
          <text:p text:style-name="P251">Bourbon Neat</text:p>
        </text:list-item>
        <text:list-item>
          <text:p text:style-name="P251">Cardinal</text:p>
        </text:list-item>
        <text:list-item>
          <text:p text:style-name="P251">Gumby</text:p>
        </text:list-item>
        <text:list-item>
          <text:p text:style-name="P251">Semantic UI</text:p>
        </text:list-item>
        <text:list-item>
          <text:p text:style-name="P251">Boostrap* **</text:p>
        </text:list-item>
        <text:list-item>
          <text:p text:style-name="P251">Zurb Foundation* </text:p>
        </text:list-item>
        <text:list-item>
          <text:p text:style-name="P251">and others</text:p>
        </text:list-item>
      </text:list>
      <text:p text:style-name="P26">*<text:span text:style-name="T66">most popular</text:span></text:p>
      <text:p text:style-name="P26">** <text:span text:style-name="T66">best known (from Twitter)</text:span></text:p>
      <text:p text:style-name="P180"/>
      <text:p text:style-name="P186">CSS Preprocessing with LESS or Sass</text:p>
      <text:p text:style-name="P36">“LESS” for Bootstrap</text:p>
      <text:p text:style-name="P36">“Sass project” for Zurb (included in any new Rails application)</text:p>
      <text:p text:style-name="P36"><text:soft-page-break/></text:p>
      <text:p text:style-name="P36">Allow stylesheets to use variables, mixins, nesting of rules like a programming language</text:p>
      <text:p text:style-name="P170"/>
      <text:p text:style-name="P186">Bootstrap or Zurb Foundation?</text:p>
      <text:p text:style-name="P36">Sass originally for Zurb Foundation, now also a gem providing a drop-in Sass version for Bootstrap</text:p>
      <text:p text:style-name="P36"/>
      <text:p text:style-name="P224"><text:span text:style-name="T11">Bootstrap has a larger developer community and more third-party projects, as evidenced by a </text:span><text:a xlink:type="simple" xlink:href="http://www.bootstraphero.com/the-big-badass-list-of-twitter-bootstrap-resources/"><text:span text:style-name="T24">Big Badass List of Useful Twitter Bootstrap Resources</text:span></text:a><text:span text:style-name="T11">. In its sheer magnitude, this list, from Michael Buckbee and Bootstrap Hero, demonstrates the popularity of Bootstrap and the vitality of its open source community. If you’re eager to try Bootstrap, the RailsApps project provides a </text:span><text:a xlink:type="simple" xlink:href="http://railsapps.github.io/rails-bootstrap/"><text:span text:style-name="T24">Rails Bootstrap</text:span></text:a><text:span text:style-name="T10"> </text:span><text:span text:style-name="T11">example application and an accompanying tutorial. We’ll use Zurb Foundation here, but after you complete this book, you might want to expand your knowledge and learn about Bootstrap.</text:span></text:p>
      <text:p text:style-name="P9"/>
      <text:p text:style-name="P186">Graphic Design Options</text:p>
      <text:list xml:id="list1970643520106534235" text:style-name="L14">
        <text:list-item>
          <text:p text:style-name="P252">Custom design from a professional, unique built from scratch using CSS or customized framework; or partner with professional</text:p>
        </text:list-item>
        <text:list-item>
          <text:p text:style-name="P252">Use Bootstrap or Zurb Foundation to quickly add attractive CSS styling</text:p>
        </text:list-item>
        <text:list-item>
          <text:p text:style-name="P252"><text:span text:style-name="T67">Purchase a pre-designed theme for the website, see RailsThemes </text:span><text:a xlink:type="simple" xlink:href="https://railsthemes.com/"><text:span text:style-name="T67">https://railsthemes.com/</text:span></text:a><text:span text:style-name="T67"> </text:span></text:p>
        </text:list-item>
      </text:list>
      <text:p text:style-name="P132"/>
      <text:p text:style-name="P7"><text:a xlink:type="simple" xlink:href="http://www.RailsThemes.com/"><text:span text:style-name="T67">www.RailsThemes.com</text:span></text:a><text:span text:style-name="T67"> ← rails themes out of business</text:span></text:p>
      <text:p text:style-name="P7"/>
      <text:p text:style-name="P7">Other Options:</text:p>
      <text:p text:style-name="P7"/>
      <text:list xml:id="list234463049175612063" text:style-name="L15">
        <text:list-item>
          <text:p text:style-name="P253"><text:span text:style-name="T67">can adapt foundation themes for RoR: </text:span><text:a xlink:type="simple" xlink:href="https://www.foundationmade.com/"><text:span text:style-name="T67">https://www.foundationmade.com/</text:span></text:a><text:span text:style-name="T67"> </text:span></text:p>
        </text:list-item>
        <text:list-item>
          <text:p text:style-name="P253">Convert open source Bootstrap themes</text:p>
        </text:list-item>
        <text:list-item>
          <text:p text:style-name="P253"><text:span text:style-name="T10"> </text:span><text:a xlink:type="simple" xlink:href="http://www.themesforbootstrap.com/"><text:span text:style-name="T30">Themes for Bootstrap</text:span></text:a><text:span text:style-name="T11">aggregates Bootstrap themes, or you can visit sites such as </text:span><text:a xlink:type="simple" xlink:href="http://startbootstrap.com/"><text:span text:style-name="T24">Start Bootstrap</text:span></text:a><text:span text:style-name="T11">, </text:span><text:a xlink:type="simple" xlink:href="http://bootswatch.com/"><text:span text:style-name="T24">Bootswatch</text:span></text:a><text:span text:style-name="T11">, or the </text:span><text:a xlink:type="simple" xlink:href="http://code.divshot.com/themestrap/"><text:span text:style-name="T24">Themestrap</text:span></text:a><text:span text:style-name="T11">gallery.</text:span></text:p>
        </text:list-item>
      </text:list>
      <text:p text:style-name="P187"/>
      <text:p text:style-name="P187">Zurb Foundation Gem</text:p>
      <text:p text:style-name="P7">gem 'foundation-rails'</text:p>
      <text:p text:style-name="P7">$ bundle install </text:p>
      <text:p text:style-name="P7"/>
      <text:p text:style-name="P225"><text:span text:style-name="T11">Rather than following the installation instructions provided in the </text:span><text:a xlink:type="simple" xlink:href="http://foundation.zurb.com/docs/applications.html"><text:span text:style-name="T24">Foundation Documentation</text:span></text:a><text:span text:style-name="T11">, we’ll use the</text:span><text:a xlink:type="simple" xlink:href="https://github.com/RailsApps/rails_layout"><text:span text:style-name="T24">rails_layout</text:span></text:a><text:span text:style-name="T10"> </text:span><text:span text:style-name="T11">gem to set up Zurb Foundation and create the files we need. Our approach is slightly different from the Zurb instructions but yields the same results.</text:span></text:p>
      <text:p text:style-name="P81"/>
      <text:p text:style-name="P85"/>
      <text:p text:style-name="P85">$ rails generate layout:install foundation5 –force</text:p>
      <text:p text:style-name="P82"/>
      <text:p text:style-name="P86"/>
      <text:p text:style-name="P7"><text:span text:style-name="T11">With the </text:span><text:span text:style-name="Source_20_Text"><text:span text:style-name="T19">--force</text:span></text:span><text:span text:style-name="T11"> argument, the rails_layout gem will replace existing files.</text:span></text:p>
      <text:p text:style-name="P230">The gem will create the file:</text:p>
      <text:list xml:id="list8938357684346194270" text:style-name="L16">
        <text:list-item>
          <text:p text:style-name="P276"><text:span text:style-name="Strong_20_Emphasis"><text:span text:style-name="T13">app/assets/stylesheets/1st_load_framework.css.scss</text:span></text:span></text:p>
        </text:list-item>
      </text:list>
      <text:p text:style-name="P230">and modify the files:</text:p>
      <text:list xml:id="list7802387446948867291" text:style-name="L17">
        <text:list-item>
          <text:p text:style-name="P277"><text:span text:style-name="Strong_20_Emphasis"><text:span text:style-name="T13">app/assets/javascripts/application.js</text:span></text:span></text:p>
        </text:list-item>
        <text:list-item>
          <text:p text:style-name="P277"><text:span text:style-name="Strong_20_Emphasis"><text:span text:style-name="T13">app/views/layouts/_messages.html.erb</text:span></text:span></text:p>
        </text:list-item>
        <text:list-item>
          <text:p text:style-name="P277"><text:span text:style-name="Strong_20_Emphasis"><text:span text:style-name="T13">app/views/layouts/_navigation.html.erb</text:span></text:span></text:p>
        </text:list-item>
        <text:list-item>
          <text:p text:style-name="P277"><text:soft-page-break/><text:span text:style-name="Strong_20_Emphasis"><text:span text:style-name="T13">app/views/layouts/application.html.erb</text:span></text:span></text:p>
        </text:list-item>
      </text:list>
      <text:p text:style-name="P230">It will also remove the file:</text:p>
      <text:list xml:id="list6759676629053638180" text:style-name="L18">
        <text:list-item>
          <text:p text:style-name="P278"><text:span text:style-name="Strong_20_Emphasis"><text:span text:style-name="T13">app/assets/stylesheets/simple.css</text:span></text:span></text:p>
        </text:list-item>
      </text:list>
      <text:p text:style-name="P234"><text:span text:style-name="T13">Finally, it will modify the file </text:span><text:span text:style-name="Strong_20_Emphasis"><text:span text:style-name="T13">config/application.rb</text:span></text:span><text:span text:style-name="T13">.</text:span></text:p>
      <text:p text:style-name="P243"/>
      <text:p text:style-name="P7"/>
      <text:p text:style-name="P188">Renaming the application.css File</text:p>
      <text:p text:style-name="P8">to application.css.scss</text:p>
      <text:p text:style-name="P8">can rename any .css file to .scss and the asset pipeline will preprocess the .scss file and expand it into a standard .css file</text:p>
      <text:p text:style-name="P8"/>
      <text:p text:style-name="P8">There are two Sass syntaxes, .scss (current), .sass (older) uses indenting formating</text:p>
      <text:p text:style-name="P8"/>
      <text:p text:style-name="P8"><text:span text:style-name="T11">For more on the advantages of Sass and how to use it, see the </text:span><text:a xlink:type="simple" xlink:href="http://sass-lang.com/"><text:span text:style-name="T24">Sass</text:span></text:a><text:span text:style-name="T10"> </text:span><text:span text:style-name="T11">website or the </text:span><text:a xlink:type="simple" xlink:href="http://railscasts.com/episodes/268-sass-basics"><text:span text:style-name="T24">Sass Basics RailsCast</text:span></text:a><text:span text:style-name="T10"> </text:span><text:span text:style-name="T11">from Ryan Bates.</text:span></text:p>
      <text:p text:style-name="P24"/>
      <text:p text:style-name="P188">A Global CSS file</text:p>
      <text:p text:style-name="P226"><text:span text:style-name="T11">Any CSS style rules that you add to the </text:span><text:span text:style-name="Strong_20_Emphasis"><text:span text:style-name="T12">app/assets/stylesheets/application.css.scss</text:span></text:span><text:span text:style-name="T11"> file will be available to any view in the application. You could use this file for any style rules that are used on every page, particularly simple utility rules such as highlighting or resetting the appearance of links. However, in practice, you are more likely to modify the style rules provided by Zurb Foundation. These modifications don’t belong in the</text:span><text:span text:style-name="Strong_20_Emphasis"><text:span text:style-name="T12">app/assets/stylesheets/application.css.scss</text:span></text:span><text:span text:style-name="T11"> file; they will go in the</text:span><text:span text:style-name="Strong_20_Emphasis"><text:span text:style-name="T12">app/assets/stylesheets/1st_load_framework.css.scss</text:span></text:span><text:span text:style-name="T11"> file.</text:span></text:p>
      <text:p text:style-name="P234"><text:span text:style-name="T16">In general, it’s bad practice to place a lot of CSS in the </text:span><text:span text:style-name="Strong_20_Emphasis"><text:span text:style-name="T16">app/assets/stylesheets/application.css.scss</text:span></text:span><text:span text:style-name="T16"> file (unless your CSS is very limited). Instead, structure your CSS in multiple files. CSS that is used on only a single page can go in a file with a name that matches the page. Or, if sections of the website share common elements, such as themes for landing pages or administrative pages, make a file for each theme.</text:span><text:span text:style-name="T13"> How you organize your CSS is up to you; the asset pipeline lets you organize your CSS so it is easier to develop and maintain. Just add the files to the </text:span><text:span text:style-name="Strong_20_Emphasis"><text:span text:style-name="T13">app/assets/stylesheets/</text:span></text:span><text:span text:style-name="T13"> folder.</text:span></text:p>
      <text:p text:style-name="P200">A Manifest file</text:p>
      <text:p text:style-name="P52">application.css.scss contains the list of files to include in the css asset pipeline.</text:p>
      <text:p text:style-name="P53">The comments at the top of the are both comments and the manifest. <text:s/>The manifest has to be commented because it is not .css syntax and won't process as such but is valid for the manifest.</text:p>
      <text:p text:style-name="P52">The “*= require_tree .” <text:s/><text:span text:style-name="T74">(or individual files; usually best to take the entire tree)</text:span> entry includes all files in the same directory as application.css.scss <text:span text:style-name="T74">as with “*= require_self” which will include any misc. css code in the file.</text:span></text:p>
      <text:p text:style-name="P200"/>
      <text:p text:style-name="P201">Zurb Foundation JavaScript</text:p>
      <text:p text:style-name="P53">both css and JavaScript libraries</text:p>
      <text:p text:style-name="P53">application.js is both a manifest and supplier of JavaScript (fires a “DOM ready” event)</text:p>
      <text:p text:style-name="P53">this is different from the Foundation Documentation <text:a xlink:type="simple" xlink:href="http://foundation.zurb.com/docs/applications.html">http://foundation.zurb.com/docs/applications.html</text:a> </text:p>
      <text:p text:style-name="P53">In keeping with Rails best practices, we load Foundation JavaScript libraries using the asset pipeline in the &lt;head&gt; section. Using the Jquery “DOM ready” event to load Foundation ensures that Foundation is compatible with other Jquery Plugins or JavaScript code.</text:p>
      <text:p text:style-name="P201"><text:soft-page-break/>Zurb Foundation CSS</text:p>
      <text:p text:style-name="P51">1st_load_framework.css.scss</text:p>
      <text:p text:style-name="P51">pipeline import files alphbetically, “1” is the first one in and the first thing it does is import the foundation rules from the foundation gem</text:p>
      <text:p text:style-name="P51">if you have changes to the foundation css rules, make them in the 1st_load_framework file.</text:p>
      <text:p text:style-name="P51">There are mixins in the file...</text:p>
      <text:p text:style-name="P202">Using Foundation CSS clauses</text:p>
      <text:p text:style-name="P51"><text:span text:style-name="T7">Take a look at the </text:span><text:a xlink:type="simple" xlink:href="http://foundation.zurb.com/docs/"><text:span text:style-name="T23">Foundation documentation</text:span></text:a><text:span text:style-name="T7"> to see your options. Here are just a few examples:</text:span></text:p>
      <text:list xml:id="list6685967120960602924" text:style-name="L19">
        <text:list-item>
          <text:p text:style-name="P248"><text:a xlink:type="simple" xlink:href="http://foundation.zurb.com/docs/components/buttons.html"><text:span text:style-name="T31">buttons</text:span></text:a></text:p>
        </text:list-item>
        <text:list-item>
          <text:p text:style-name="P248"><text:a xlink:type="simple" xlink:href="http://foundation.zurb.com/docs/components/pricing-tables.html"><text:span text:style-name="T26">pricing tables</text:span></text:a></text:p>
        </text:list-item>
        <text:list-item>
          <text:p text:style-name="P248"><text:a xlink:type="simple" xlink:href="http://foundation.zurb.com/docs/components/reveal.html"><text:span text:style-name="T26">modal dialogs</text:span></text:a></text:p>
        </text:list-item>
      </text:list>
      <text:p text:style-name="P51">Provides css classes to set up rows and columns in a grid system</text:p>
      <text:p text:style-name="P203">Foundation Grid</text:p>
      <text:p text:style-name="P54">responsive because it has “breakpoints”; there are three (3) grids in windows</text:p>
      <text:list xml:id="list2193428793882471641" text:style-name="L20">
        <text:list-item>
          <text:p text:style-name="P254">small, 0 – 640 pixels wide (phones)</text:p>
        </text:list-item>
        <text:list-item>
          <text:p text:style-name="P254">medium 641-1023 wide (tablets)</text:p>
        </text:list-item>
        <text:list-item>
          <text:p text:style-name="P254">large 1024 and wider (desktops)</text:p>
        </text:list-item>
      </text:list>
      <text:p text:style-name="P141"/>
      <text:p text:style-name="P54">start by designing for small scree<text:span text:style-name="T76">n</text:span> with classes prefixed “small”; add classes “medium” or “large”</text:p>
      <text:p text:style-name="P54">The grid give 12 cols by default; org layout in horizontal and vertical sections using row and columns classes</text:p>
      <text:p text:style-name="P51"/>
      <text:p text:style-name="P84"/>
      <text:p text:style-name="P106"><text:s/><text:span text:style-name="T51">&lt;footer class="row"&gt;</text:span> </text:p>
      <text:p text:style-name="P108"><text:s text:c="2"/>&lt;section class="small-12 medium-4 columns"&gt;</text:p>
      <text:p text:style-name="P105"><text:s text:c="4"/><text:span text:style-name="T44">Copyright 2014</text:span></text:p>
      <text:p text:style-name="P105"><text:s text:c="2"/><text:span text:style-name="T44">&lt;/section&gt;</text:span></text:p>
      <text:p text:style-name="P105"><text:s text:c="2"/><text:span text:style-name="T44">&lt;section class="small-12 medium-8 columns"&gt;</text:span></text:p>
      <text:p text:style-name="P105"><text:s text:c="4"/><text:span text:style-name="T44">All rights reserved.</text:span></text:p>
      <text:p text:style-name="P105"><text:s text:c="2"/><text:span text:style-name="T44">&lt;/section&gt;</text:span></text:p>
      <text:p text:style-name="P107">&lt;/footer&gt;</text:p>
      <text:p text:style-name="P100">On desktops and tablets, the footer will contain two side-by-side sections. On phones, each section will expand to take the full browser width, appearing as stacked rows.</text:p>
      <text:p text:style-name="P189">Presentation v. Semantic</text:p>
      <text:p text:style-name="P37">&lt;button class=”big red button”&gt;Order Now&lt;/button&gt; <text:s/>## ←-- presentational</text:p>
      <text:p text:style-name="P37">&lt;button class=”submit”&gt;Order Now&lt;/button&gt; <text:s/>## ←--- semantic</text:p>
      <text:p text:style-name="P37">Presentational: two changes to update, this code and the css fie</text:p>
      <text:p text:style-name="P37">Semantic: one change in the css file</text:p>
      <text:p text:style-name="P189"><text:soft-page-break/>Using Foundation Classes Directly</text:p>
      <text:p text:style-name="P37">Mixes foundational and semantic</text:p>
      <text:p text:style-name="P37"/>
      <text:p text:style-name="P37">this is literally how this button is coded:</text:p>
      <text:p text:style-name="P37">&lt;button class="large alert button"&gt;Order Now&lt;/button&gt; ## you get a large red button</text:p>
      <text:p text:style-name="P37">&lt;button class=”large warning button”&gt;Look out!&lt;/button&gt; ## you get a large yellow button</text:p>
      <text:p text:style-name="P38">&lt;button class="large notice button"&gt;notice Order Now&lt;/button&gt; <text:s/>## blue</text:p>
      <text:p text:style-name="P38">&lt;button class="small warning button"&gt;small Warning&lt;/button&gt;</text:p>
      <text:p text:style-name="P201"/>
      <text:p text:style-name="P204">Using Sass Mixins with Foundation</text:p>
      <text:p text:style-name="P55"/>
      <text:p text:style-name="P190">keep application framework neutral by using lst_load_framework to use mixins … see book for explanation, it's confusing</text:p>
      <text:p text:style-name="P190"/>
      <text:p text:style-name="P244">Application Layout with Zurb Foundation</text:p>
      <text:p text:style-name="P244"/>
      <text:p text:style-name="P39">javascript vendor/modernizr required for Zurb and must be placed before javascript application</text:p>
      <text:p text:style-name="P39"/>
      <text:p text:style-name="P39"/>
      <text:p text:style-name="P212">config/application.rb</text:p>
      <text:p text:style-name="P65">Don't use the .js file extension</text:p>
      <text:p text:style-name="P65">Add all javascript to the Assets/javascripts folder to prevent errors on deployments like Heroku.</text:p>
      <text:p text:style-name="P65"/>
      <text:p text:style-name="P236"/>
      <text:p text:style-name="P104">Sprockets::Rails::Helper::AssetFilteredError at /</text:p>
      <text:p text:style-name="P103">Asset filtered out and will not be served:</text:p>
      <text:p text:style-name="P102">add `config.assets.precompile += %w( vendor/modernizr )`</text:p>
      <text:p text:style-name="P102">to `config/application.rb` and restart your server</text:p>
      <text:p text:style-name="P64">You can avoid this issue by never adding an extra <text:span text:style-name="Source_20_Text"><text:span text:style-name="T33">javascript_include_tag</text:span></text:span> to a layout and always adding JavaScript files to the <text:span text:style-name="Strong_20_Emphasis"><text:span text:style-name="T62">assets/</text:span></text:span>folder where they are compiled automatically.</text:p>
      <text:p text:style-name="P212"/>
      <text:p text:style-name="P213">Flash Messages with Zurb Foundation</text:p>
      <text:p text:style-name="P66">app/views/layouts/_messages.html.erb</text:p>
      <text:p text:style-name="P66"/>
      <text:p text:style-name="P67"><text:a xlink:type="simple" xlink:href="http://foundation.zurb.com/docs/components/alert_boxes.html">http://foundation.zurb.com/docs/components/alert_boxes.html</text:a></text:p>
      <text:p text:style-name="P67"/>
      <text:p text:style-name="P214">Navigation Partial with Zurb Foundation</text:p>
      <text:p text:style-name="P67"/>
      <text:p text:style-name="P67">rsponsiveness built in with class “toggle-topbar menu-icon”</text:p>
      <text:p text:style-name="P67"/>
      <text:p text:style-name="P214">Navigation Links Partial</text:p>
      <text:p text:style-name="P68">untouched till now. <text:s/>Links are separate from Zurb formating and the links. <text:s/>Separation of concerns....</text:p>
      <text:p text:style-name="P68">links will go here without any formating info...</text:p>
      <text:p text:style-name="P68"/>
      <text:p text:style-name="P215"><text:soft-page-break/>Set up SimpleForm with Zurb Foundation</text:p>
      <text:p text:style-name="P68"/>
      <text:p text:style-name="P69">gem 'simple_form'</text:p>
      <text:p text:style-name="P69">$ rails generate simple_form:install –foundation</text:p>
      <text:p text:style-name="P69"/>
      <text:p text:style-name="P69">which installs several configuration files:</text:p>
      <text:p text:style-name="P107">config/initializers/simple_form.rb</text:p>
      <text:p text:style-name="P107">config/initializers/simple_form_foundation.rb</text:p>
      <text:p text:style-name="P107">config/locales/simple_form.en.yml</text:p>
      <text:p text:style-name="P107">lib/templates/erb/scaffold/_form.html.erb</text:p>
      <text:p text:style-name="P101"><text:span text:style-name="T13">Here the SimpleForm gem uses the </text:span><text:span text:style-name="Source_20_Text"><text:span text:style-name="T21">rails generate</text:span></text:span><text:span text:style-name="T13"> command to create files for initialization and localization (language translation). SimpleForm can be customized with settings in the initialization file. We’ll use the defaults.</text:span></text:p>
      <text:p text:style-name="P231"/>
      <text:p text:style-name="P216">Remove the Flash Messages</text:p>
      <text:p text:style-name="P216"/>
      <text:p text:style-name="P216">Git (pushed)</text:p>
      <text:p text:style-name="P216"/>
      <text:p text:style-name="P216">Add Pages</text:p>
      <text:p text:style-name="P70"/>
      <text:list xml:id="list8656290909081762809" text:style-name="L21">
        <text:list-item>
          <text:p text:style-name="P255">Static in public/</text:p>
        </text:list-item>
        <text:list-item>
          <text:p text:style-name="P255">Dynamic such as home page using the application layout</text:p>
        </text:list-item>
        <text:list-item>
          <text:p text:style-name="P255">Static with application layout</text:p>
        </text:list-item>
      </text:list>
      <text:p text:style-name="P70"/>
      <text:p text:style-name="P70">Use the high_voltage gem by Thoughtbot to create “static” page with application formating; will create “About” and “Contact” (first version)</text:p>
      <text:p text:style-name="P70"/>
      <text:p text:style-name="P70">gem 'high_voltage'</text:p>
      <text:p text:style-name="P70">$ bundle install</text:p>
      <text:p text:style-name="P70"/>
      <text:p text:style-name="P216">Views Folder</text:p>
      <text:p text:style-name="P70"/>
      <text:p text:style-name="P70">create app/views/pages</text:p>
      <text:p text:style-name="P232">Any view files we add to this directory will automatically use the default application layout and appear when we use a URL that contains the filename.</text:p>
      <text:p text:style-name="P241">The High Voltage gem contains all the controller and routing magic required for this to happen.</text:p>
      <text:p text:style-name="P245">“<text:span text:style-name="T81">About” page</text:span></text:p>
      <text:p text:style-name="P245"><text:s text:c="2"/><text:tab/><text:span text:style-name="T81">Create app/views/pages/about.html.erb</text:span></text:p>
      <text:p text:style-name="P109"><text:span text:style-name="T13">We include a </text:span><text:span text:style-name="Source_20_Text"><text:span text:style-name="T22">content_for</text:span></text:span><text:span text:style-name="T18"> </text:span><text:span text:style-name="T13">Rails view helper that passes a page title to the application layout.</text:span></text:p>
      <text:p text:style-name="P205"><text:span text:style-name="T6">“</text:span><text:span text:style-name="T8">Contact” page</text:span><text:line-break/></text:p>
      <text:p text:style-name="P56">Create app/views/pages/contact.html.erb</text:p>
      <text:p text:style-name="P56"><text:soft-page-break/>also content_for</text:p>
      <text:p text:style-name="P56">This is a stub page to test navigation</text:p>
      <text:p text:style-name="P56"/>
      <text:p text:style-name="P206">Routing for the High Voltage Gem</text:p>
      <text:p text:style-name="P56"/>
      <text:p text:style-name="P56">Provides a PagesControl (inside the gem) </text:p>
      <text:p text:style-name="P56">… and default routing so any URL with the form pages/about will get the view from app/views/pages/</text:p>
      <text:p text:style-name="P56"/>
      <text:p text:style-name="P206">Update the Navigation Partial</text:p>
      <text:p text:style-name="P56"/>
      <text:p text:style-name="P237"/>
      <text:p text:style-name="P290">&lt;%# add navigation links to this file %&gt;</text:p>
      <text:p text:style-name="P91">&lt;li&gt;&lt;%= link_to 'About', page_path('about') %&gt;&lt;/li&gt;</text:p>
      <text:p text:style-name="P90">&lt;li&gt;&lt;%= link_to 'Contact', page_path('contact') %&gt;&lt;/li&gt;</text:p>
      <text:p text:style-name="P191"/>
      <text:p text:style-name="P191"><text:span text:style-name="T82">Test</text:span><text:line-break/></text:p>
      <text:p text:style-name="P40">$rails server </text:p>
      <text:p text:style-name="P40">Links are there in the nav panel at the top of the page</text:p>
      <text:p text:style-name="P40">resizing works!</text:p>
      <text:p text:style-name="P192"/>
      <text:p text:style-name="P192"><text:tab/>Github updated “Add 'about' and 'contact' pages</text:p>
      <text:p text:style-name="P192"/>
      <text:p text:style-name="P192">Contact Form</text:p>
      <text:p text:style-name="P192"/>
      <text:p text:style-name="P217">The “old way” and the “Rails Way”</text:p>
      <text:p text:style-name="P217"/>
      <text:p text:style-name="P217">User story <text:s/>– make a contact form with name, email and text</text:p>
      <text:p text:style-name="P217"/>
      <text:p text:style-name="P218">&gt;&gt; we're going to establish the routing, then do the form, then create controller</text:p>
      <text:p text:style-name="P217"/>
      <text:p text:style-name="P217">Routing</text:p>
      <text:p text:style-name="P217"/>
      <text:p text:style-name="P71">Put: “post 'contact', to: 'contacts#process_form' in config/routes.rb</text:p>
      <text:p text:style-name="P71"/>
      <text:p text:style-name="P74">$rake routes</text:p>
      <text:p text:style-name="P74">al@AlFHP:/media/al/XFERVOL/workspace/learn-rails$ rake routes </text:p>
      <text:p text:style-name="P74"><text:s/>Prefix Verb URI Pattern <text:s text:c="7"/>Controller#Action </text:p>
      <text:p text:style-name="P74">contact POST /contact(.:format) contact#process_form </text:p>
      <text:p text:style-name="P74"><text:s text:c="3"/>root GET <text:s/>/ <text:s text:c="17"/>visitors#new </text:p>
      <text:p text:style-name="P74"><text:s text:c="3"/>page GET <text:s/>/pages/*id <text:s text:c="8"/>high_voltage/pages#show </text:p>
      <text:p text:style-name="P72"/>
      <text:p text:style-name="P72"/>
      <text:p text:style-name="P218">Adding a From to the Contact Page</text:p>
      <text:p text:style-name="P72">using the simple_form gem:</text:p>
      <text:p text:style-name="P233">Replace the contents of the file <text:span text:style-name="Strong_20_Emphasis"><text:span text:style-name="T62">app/views/pages/contact.html.erb</text:span></text:span>:</text:p>
      <text:p text:style-name="P88">&lt;% content_for :title do %&gt;Contact&lt;% end %&gt;</text:p>
      <text:p text:style-name="P88"><text:soft-page-break/>&lt;h3&gt;Contact&lt;/h3&gt;</text:p>
      <text:p text:style-name="P88">&lt;div class="form"&gt;</text:p>
      <text:p text:style-name="P89"><text:s text:c="2"/><text:span text:style-name="T44">&lt;%= simple_form_for :contact, url: contact_path do |form| %&gt;</text:span></text:p>
      <text:p text:style-name="P89"><text:s text:c="4"/><text:span text:style-name="T44">&lt;%= form.input :name, autofocus: true %&gt;</text:span></text:p>
      <text:p text:style-name="P89"><text:s text:c="4"/><text:span text:style-name="T44">&lt;%= form.input :email %&gt;</text:span></text:p>
      <text:p text:style-name="P89"><text:s text:c="4"/><text:span text:style-name="T44">&lt;%= form.input :content, as: :text %&gt;</text:span></text:p>
      <text:p text:style-name="P89"><text:s text:c="4"/><text:span text:style-name="T44">&lt;%= form.button :submit, 'Submit', class: 'submit' %&gt;</text:span></text:p>
      <text:p text:style-name="P89"><text:s text:c="2"/><text:span text:style-name="T44">&lt;% end %&gt;</text:span></text:p>
      <text:p text:style-name="P88">&lt;/div&gt;</text:p>
      <text:p text:style-name="P4"><text:line-break/></text:p>
      <text:p text:style-name="P218">Controller</text:p>
      <text:p text:style-name="P233">Create a file <text:span text:style-name="Strong_20_Emphasis"><text:span text:style-name="T62">app/controllers/contacts_controller.rb</text:span></text:span>:</text:p>
      <text:p text:style-name="P88">class ContactsController &lt; ApplicationController</text:p>
      <text:p text:style-name="P92"/>
      <text:p text:style-name="P89"><text:s text:c="2"/><text:span text:style-name="T44">def process_form</text:span></text:p>
      <text:p text:style-name="P89"><text:s text:c="4"/><text:span text:style-name="T44">Rails.logger.debug "DEBUG: params are #{params}"</text:span></text:p>
      <text:p text:style-name="P89"><text:s text:c="4"/><text:span text:style-name="T44">flash[:notice] = "Received request from #{params[:contact][:name]}"</text:span></text:p>
      <text:p text:style-name="P89"><text:s text:c="4"/><text:span text:style-name="T44">redirect_to root_path</text:span></text:p>
      <text:p text:style-name="P89"><text:s text:c="2"/><text:span text:style-name="T44">end</text:span></text:p>
      <text:p text:style-name="P92"/>
      <text:p text:style-name="P88">end</text:p>
      <text:p text:style-name="P233"/>
      <text:p text:style-name="P219">Params Hash</text:p>
      <text:p text:style-name="P73">params hash contains controller, action, form data... more</text:p>
      <text:p text:style-name="P73">form data is a hash “contact”</text:p>
      <text:p text:style-name="P219"/>
      <text:p text:style-name="P219">process_form method</text:p>
      <text:p text:style-name="P73">see code</text:p>
      <text:p text:style-name="P73"/>
      <text:p text:style-name="P219">Test</text:p>
      <text:p text:style-name="P219"/>
      <text:p text:style-name="P220">The Validation Problem</text:p>
      <text:p text:style-name="P283"><text:tab/></text:p>
      <text:p text:style-name="P267"><text:span text:style-name="T83">blank fields, badly formed email addresses etc.</text:span></text:p>
      <text:p text:style-name="P267"/>
      <text:p text:style-name="P269">outdated code that will not be used:</text:p>
      <text:p text:style-name="P279">We won’t use this code (because there’s a better way to do this):</text:p>
      <text:p text:style-name="P291">class ContactsController &lt; ApplicationController</text:p>
      <text:p text:style-name="P292"/>
      <text:p text:style-name="P291"><text:s text:c="2"/>def process_form</text:p>
      <text:p text:style-name="P291"><text:s text:c="4"/>if params[:contact][:name].blank?</text:p>
      <text:p text:style-name="P291"><text:s text:c="6"/>raise 'Name is blank!'</text:p>
      <text:p text:style-name="P291"><text:s text:c="4"/>end</text:p>
      <text:p text:style-name="P291"><text:s text:c="4"/>if params[:contact][:email].blank?</text:p>
      <text:p text:style-name="P291"><text:s text:c="6"/>raise 'Email is blank!'</text:p>
      <text:p text:style-name="P291"><text:soft-page-break/><text:s text:c="4"/>end</text:p>
      <text:p text:style-name="P291"><text:s text:c="4"/>if params[:contact][:content].blank?</text:p>
      <text:p text:style-name="P291"><text:s text:c="6"/>raise 'Message is blank!'</text:p>
      <text:p text:style-name="P291"><text:s text:c="4"/>end</text:p>
      <text:p text:style-name="P291"><text:s text:c="4"/>message = "Received request from #{params[:contact][:name]}"</text:p>
      <text:p text:style-name="P291"><text:s text:c="4"/>redirect_to root_path, :notice =&gt; message</text:p>
      <text:p text:style-name="P291"><text:s text:c="2"/>end</text:p>
      <text:p text:style-name="P292"/>
      <text:p text:style-name="P291">end</text:p>
      <text:p text:style-name="P270"/>
      <text:p text:style-name="P284">Remove the Contact Page</text:p>
      <text:p text:style-name="P73"/>
      <text:p text:style-name="P73">“<text:span text:style-name="T84">page paradigm” v. “web application paradigm”</text:span></text:p>
      <text:p text:style-name="P73"/>
      <text:p text:style-name="P285">Implementing the “Rails Way”</text:p>
      <text:p text:style-name="P285"/>
      <text:p text:style-name="P285">ActiveModel</text:p>
      <text:p text:style-name="P285"/>
      <text:p text:style-name="P271">ActiveRecord class includes code from ActiveModel class that handles interaction with forms and data validation.</text:p>
      <text:p text:style-name="P271">Active Model interfaces with SimpleForm to provide sophisticated validation and error handling.</text:p>
      <text:p text:style-name="P73"/>
      <text:p text:style-name="P285">Model</text:p>
      <text:p text:style-name="P271">when we build database-backed apps, we base our models on a parent class named ActiveRecord. <text:s/>We're not using a database for this app so we'll mix in behavior from ActiveModel, which adds validation and error handling. <text:s/></text:p>
      <text:p text:style-name="P271"/>
      <text:p text:style-name="P271">App/models/contact.rb</text:p>
      <text:p text:style-name="P293"/>
      <text:p text:style-name="P295"><text:span text:style-name="T49">class Contact</text:span></text:p>
      <text:p text:style-name="P295"><text:span text:style-name="T49"><text:s text:c="2"/></text:span><text:span text:style-name="T44">include ActiveModel::Model</text:span></text:p>
      <text:p text:style-name="P94"><text:s text:c="2"/><text:span text:style-name="T44">attr_accessor :name, :string</text:span></text:p>
      <text:p text:style-name="P94"><text:s text:c="2"/><text:span text:style-name="T44">attr_accessor :email, :string</text:span></text:p>
      <text:p text:style-name="P94"><text:s text:c="2"/><text:span text:style-name="T44">attr_accessor :content, :string</text:span></text:p>
      <text:p text:style-name="P298"/>
      <text:p text:style-name="P94"><text:s text:c="2"/><text:span text:style-name="T44">validates_presence_of :name</text:span></text:p>
      <text:p text:style-name="P94"><text:s text:c="2"/><text:span text:style-name="T44">validates_presence_of :email</text:span></text:p>
      <text:p text:style-name="P94"><text:s text:c="2"/><text:span text:style-name="T44">validates_presence_of :content</text:span></text:p>
      <text:p text:style-name="P94"><text:s text:c="2"/><text:span text:style-name="T44">validates_format_of :email,</text:span></text:p>
      <text:p text:style-name="P94"><text:s text:c="4"/><text:span text:style-name="T44">with: /\A[-a-z0-9_+\.]+\@([-a-z0-9]+\.)+[a-z0-9]{2,4}\z/i</text:span></text:p>
      <text:p text:style-name="P94"><text:s text:c="2"/><text:span text:style-name="T44">validates_length_of :content, :maximum =&gt; 500</text:span></text:p>
      <text:p text:style-name="P298"/>
      <text:p text:style-name="P96">end</text:p>
      <text:p text:style-name="P271"/>
      <text:p text:style-name="P271">add a new Contact page by creating a view in the <text:span text:style-name="Strong_20_Emphasis"><text:span text:style-name="T62">app/views/contacts/</text:span></text:span> folder.</text:p>
      <text:p text:style-name="P280"/>
      <text:p text:style-name="P286">Create a New Contact Page</text:p>
      <text:p text:style-name="P286"><text:soft-page-break/></text:p>
      <text:p text:style-name="P273">$ mkdir app/views/contacts/</text:p>
      <text:p text:style-name="P273"/>
      <text:p text:style-name="P299"/>
      <text:p text:style-name="P297"><text:span text:style-name="T85">&lt;% content_for :title do %&gt;Contact&lt;% end %&gt;</text:span></text:p>
      <text:p text:style-name="P297">&lt;h3&gt;Contact&lt;/h3&gt;</text:p>
      <text:p text:style-name="P96">&lt;div class="form"&gt;</text:p>
      <text:p text:style-name="P94"><text:s text:c="2"/><text:span text:style-name="T44">&lt;%= simple_form_for @contact do |form| %&gt;</text:span></text:p>
      <text:p text:style-name="P94"><text:s text:c="4"/><text:span text:style-name="T44">&lt;%= form.error_notification %&gt;</text:span></text:p>
      <text:p text:style-name="P94"><text:s text:c="4"/><text:span text:style-name="T44">&lt;%= form.input :name, autofocus: true %&gt;</text:span></text:p>
      <text:p text:style-name="P94"><text:s text:c="4"/><text:span text:style-name="T44">&lt;%= form.input :email %&gt;</text:span></text:p>
      <text:p text:style-name="P94"><text:s text:c="4"/><text:span text:style-name="T44">&lt;%= form.input :content, as: :text %&gt;</text:span></text:p>
      <text:p text:style-name="P94"><text:s text:c="4"/><text:span text:style-name="T44">&lt;%= form.button :submit, 'Submit', class: 'submit' %&gt;</text:span></text:p>
      <text:p text:style-name="P94"><text:s text:c="2"/><text:span text:style-name="T44">&lt;% end %&gt;</text:span></text:p>
      <text:p text:style-name="P96">&lt;/div&gt;</text:p>
      <text:p text:style-name="P289"/>
      <text:p text:style-name="P273">one argument: @contact instance variable suppled to simple_form view helper</text:p>
      <text:p text:style-name="P273"/>
      <text:p text:style-name="P273">@contact will be set in controllers</text:p>
      <text:p text:style-name="P273"/>
      <text:p text:style-name="P273">SimpleForm configures itself if we provide a model that inherits from ActiveRecord. <text:s/>It gives the form a name that matches the model name; generates a destination URL based on the model name</text:p>
      <text:p text:style-name="P273"/>
      <text:p text:style-name="P273">uses @contact to name the form, set destination for the form data, and initialize each field in the form using attributes from the Contact model. <text:s/></text:p>
      <text:p text:style-name="P281"/>
      <text:p text:style-name="P281">Setting the values for the form fields from the attributes in the model is called “binding the form to the object” and you can read about it in the<text:a xlink:type="simple" xlink:href="http://guides.rubyonrails.org/form_helpers.html#binding-a-form-to-an-object"><text:span text:style-name="T86">RailsGuides: Form Helpers</text:span></text:a> article.</text:p>
      <text:p text:style-name="P281"/>
      <text:p text:style-name="P274">Added error_notification method which provides all error handling, simple but impressive</text:p>
      <text:p text:style-name="P274">we still need a controller and routing to complete MVC architecture.</text:p>
      <text:p text:style-name="P274"/>
      <text:p text:style-name="P287">Seven Controller Actions</text:p>
      <text:list xml:id="list5015854891458488516" text:style-name="L22">
        <text:list-item>
          <text:p text:style-name="P256">index – a list of all items</text:p>
        </text:list-item>
        <text:list-item>
          <text:p text:style-name="P256">show – display one item</text:p>
        </text:list-item>
        <text:list-item>
          <text:p text:style-name="P256">new – display an empty form</text:p>
        </text:list-item>
        <text:list-item>
          <text:p text:style-name="P256">create – save a record of a new item</text:p>
        </text:list-item>
        <text:list-item>
          <text:p text:style-name="P256">edit – display a record for editing</text:p>
        </text:list-item>
        <text:list-item>
          <text:p text:style-name="P256">destroy – delete a record</text:p>
        </text:list-item>
      </text:list>
      <text:p text:style-name="P257"/>
      <text:p text:style-name="P274">Plus other helpful actions:</text:p>
      <text:list xml:id="list1990040635710233096" text:style-name="L23">
        <text:list-item>
          <text:p text:style-name="P258">pagination</text:p>
        </text:list-item>
        <text:list-item>
          <text:p text:style-name="P258">sorting</text:p>
        </text:list-item>
        <text:list-item>
          <text:p text:style-name="P258">bulk edit</text:p>
        </text:list-item>
      </text:list>
      <text:p text:style-name="P274"/>
      <text:p text:style-name="P274">A controller that uses these actions is said to be “RESTfu” (representational state transfer, <text:a xlink:type="simple" xlink:href="http://en.wikipedia.org/wiki/Representational_state_transfer">http://en.wikipedia.org/wiki/Representational_state_transfer</text:a> )</text:p>
      <text:p text:style-name="P274"/>
      <text:p text:style-name="P282"><text:soft-page-break/></text:p>
      <text:p text:style-name="P282">When necessary, you will add other controller actions. For example, imagine you’ve built a subscription website. When a user’s subscription ends, you may not want to <text:span text:style-name="Source_20_Text"><text:span text:style-name="T33">destroy</text:span></text:span> the subscriber record. <text:span text:style-name="T87">Instead you might add a controller </text:span><text:span text:style-name="Source_20_Text"><text:span text:style-name="T40">expire</text:span></text:span><text:span text:style-name="T87"> or </text:span><text:span text:style-name="Source_20_Text"><text:span text:style-name="T40">suspend</text:span></text:span><text:span text:style-name="T87"> action that marks the subscriber record as expired so you can continue to access the subscriber’s contact information for customer service or renewal offers.</text:span> To the extent you can, use the seven standard controller actions and be cautious about adding more.</text:p>
      <text:p text:style-name="P282"/>
      <text:p text:style-name="P275">Will use only <text:span text:style-name="T60">new</text:span> and <text:span text:style-name="T60">create</text:span> in our controllers</text:p>
      <text:p text:style-name="P288"/>
      <text:p text:style-name="P288">Controller</text:p>
      <text:p text:style-name="P288"/>
      <text:p text:style-name="P288">….</text:p>
      <text:p text:style-name="P2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3T23:53:34.464516209</dc:date>
    <meta:editing-duration>P1DT21H15M38S</meta:editing-duration>
    <meta:editing-cycles>31</meta:editing-cycles>
    <meta:generator>LibreOffice/4.2.8.2$Linux_X86_64 LibreOffice_project/420m0$Build-2</meta:generator>
    <meta:document-statistic meta:table-count="3" meta:image-count="0" meta:object-count="0" meta:page-count="25" meta:paragraph-count="750" meta:word-count="5949" meta:character-count="39899" meta:non-whitespace-character-count="34227"/>
  </office:meta>
</office:document-meta>
</file>